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2.02cm" style:rel-column-width="7785*"/>
    </style:style>
    <style:style style:name="Table2.C" style:family="table-column">
      <style:table-column-properties style:column-width="1.997cm" style:rel-column-width="7697*"/>
    </style:style>
    <style:style style:name="Table2.D" style:family="table-column">
      <style:table-column-properties style:column-width="10.194cm" style:rel-column-width="39296*"/>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D1" style:family="table-cell">
      <style:table-cell-properties fo:background-color="#e6e6ff" fo:padding="0.097cm" fo:border="0.05pt solid #000000">
        <style:background-image/>
      </style:table-cell-properties>
    </style:style>
    <style:style style:name="Table2.A2" style:family="table-cell">
      <style:table-cell-properties fo:background-color="#e6e6ff" fo:padding="0.097cm" fo:border-left="0.05pt solid #000000" fo:border-right="none" fo:border-top="none" fo:border-bottom="0.05pt solid #000000">
        <style:background-image/>
      </style:table-cell-properties>
    </style:style>
    <style:style style:name="Table2.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 style:family="table">
      <style:table-properties style:width="17cm" table:align="margins"/>
    </style:style>
    <style:style style:name="Table3.A" style:family="table-column">
      <style:table-column-properties style:column-width="2.79cm" style:rel-column-width="10757*"/>
    </style:style>
    <style:style style:name="Table3.B" style:family="table-column">
      <style:table-column-properties style:column-width="2.02cm" style:rel-column-width="7785*"/>
    </style:style>
    <style:style style:name="Table3.C" style:family="table-column">
      <style:table-column-properties style:column-width="1.997cm" style:rel-column-width="7697*"/>
    </style:style>
    <style:style style:name="Table3.D" style:family="table-column">
      <style:table-column-properties style:column-width="10.194cm" style:rel-column-width="39296*"/>
    </style:style>
    <style:style style:name="Table3.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ffcccc" fo:padding="0.097cm" fo:border="0.05pt solid #000000">
        <style:background-image/>
      </style:table-cell-properties>
    </style:style>
    <style:style style:name="Table3.A2" style:family="table-cell">
      <style:table-cell-properties fo:background-color="#ffcccc" fo:padding="0.097cm" fo:border-left="0.05pt solid #000000" fo:border-right="none" fo:border-top="none" fo:border-bottom="0.05pt solid #000000">
        <style:background-image/>
      </style:table-cell-properties>
    </style:style>
    <style:style style:name="Table3.D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6" style:family="table">
      <style:table-properties style:width="17cm" table:align="margins"/>
    </style:style>
    <style:style style:name="Table6.A" style:family="table-column">
      <style:table-column-properties style:column-width="2.79cm" style:rel-column-width="10757*"/>
    </style:style>
    <style:style style:name="Table6.B" style:family="table-column">
      <style:table-column-properties style:column-width="2.02cm" style:rel-column-width="7785*"/>
    </style:style>
    <style:style style:name="Table6.C" style:family="table-column">
      <style:table-column-properties style:column-width="1.997cm" style:rel-column-width="7697*"/>
    </style:style>
    <style:style style:name="Table6.D" style:family="table-column">
      <style:table-column-properties style:column-width="10.194cm" style:rel-column-width="39296*"/>
    </style:style>
    <style:style style:name="Table6.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e6.D1" style:family="table-cell">
      <style:table-cell-properties fo:background-color="#ffcccc" fo:padding="0.097cm" fo:border="0.05pt solid #000000">
        <style:background-image/>
      </style:table-cell-properties>
    </style:style>
    <style:style style:name="Table6.A2" style:family="table-cell">
      <style:table-cell-properties fo:background-color="#ffcccc" fo:padding="0.097cm" fo:border-left="0.05pt solid #000000" fo:border-right="none" fo:border-top="none" fo:border-bottom="0.05pt solid #000000">
        <style:background-image/>
      </style:table-cell-properties>
    </style:style>
    <style:style style:name="Table6.D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2.79cm" style:rel-column-width="10757*"/>
    </style:style>
    <style:style style:name="Table4.B" style:family="table-column">
      <style:table-column-properties style:column-width="2.02cm" style:rel-column-width="7785*"/>
    </style:style>
    <style:style style:name="Table4.C" style:family="table-column">
      <style:table-column-properties style:column-width="1.997cm" style:rel-column-width="7697*"/>
    </style:style>
    <style:style style:name="Table4.D" style:family="table-column">
      <style:table-column-properties style:column-width="10.194cm" style:rel-column-width="39296*"/>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D1" style:family="table-cell">
      <style:table-cell-properties fo:background-color="#e6e6ff"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2.79cm" style:rel-column-width="10757*"/>
    </style:style>
    <style:style style:name="Table7.B" style:family="table-column">
      <style:table-column-properties style:column-width="2.02cm" style:rel-column-width="7785*"/>
    </style:style>
    <style:style style:name="Table7.C" style:family="table-column">
      <style:table-column-properties style:column-width="1.997cm" style:rel-column-width="7697*"/>
    </style:style>
    <style:style style:name="Table7.D" style:family="table-column">
      <style:table-column-properties style:column-width="10.194cm" style:rel-column-width="39296*"/>
    </style:style>
    <style:style style:name="Table7.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e7.D1" style:family="table-cell">
      <style:table-cell-properties fo:background-color="#ffcccc" fo:padding="0.097cm" fo:border="0.05pt solid #000000">
        <style:background-image/>
      </style:table-cell-properties>
    </style:style>
    <style:style style:name="Table7.A2" style:family="table-cell">
      <style:table-cell-properties fo:background-color="#ffcccc" fo:padding="0.097cm" fo:border-left="0.05pt solid #000000" fo:border-right="none" fo:border-top="none" fo:border-bottom="0.05pt solid #000000">
        <style:background-image/>
      </style:table-cell-properties>
    </style:style>
    <style:style style:name="Table7.D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2.79cm" style:rel-column-width="10757*"/>
    </style:style>
    <style:style style:name="Table8.B" style:family="table-column">
      <style:table-column-properties style:column-width="2.02cm" style:rel-column-width="7785*"/>
    </style:style>
    <style:style style:name="Table8.C" style:family="table-column">
      <style:table-column-properties style:column-width="1.997cm" style:rel-column-width="7697*"/>
    </style:style>
    <style:style style:name="Table8.D" style:family="table-column">
      <style:table-column-properties style:column-width="10.194cm" style:rel-column-width="39296*"/>
    </style:style>
    <style:style style:name="Table8.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e8.D1" style:family="table-cell">
      <style:table-cell-properties fo:background-color="#ffcccc" fo:padding="0.097cm" fo:border="0.05pt solid #000000">
        <style:background-image/>
      </style:table-cell-properties>
    </style:style>
    <style:style style:name="Table8.A2" style:family="table-cell">
      <style:table-cell-properties fo:background-color="#ffcccc" fo:padding="0.097cm" fo:border-left="0.05pt solid #000000" fo:border-right="none" fo:border-top="none" fo:border-bottom="0.05pt solid #000000">
        <style:background-image/>
      </style:table-cell-properties>
    </style:style>
    <style:style style:name="Table8.D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 style:family="table">
      <style:table-properties style:width="17cm" table:align="margins"/>
    </style:style>
    <style:style style:name="Table9.A" style:family="table-column">
      <style:table-column-properties style:column-width="2.79cm" style:rel-column-width="10757*"/>
    </style:style>
    <style:style style:name="Table9.B" style:family="table-column">
      <style:table-column-properties style:column-width="2.02cm" style:rel-column-width="7785*"/>
    </style:style>
    <style:style style:name="Table9.C" style:family="table-column">
      <style:table-column-properties style:column-width="1.997cm" style:rel-column-width="7697*"/>
    </style:style>
    <style:style style:name="Table9.D" style:family="table-column">
      <style:table-column-properties style:column-width="10.194cm" style:rel-column-width="39296*"/>
    </style:style>
    <style:style style:name="Table9.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9.D1" style:family="table-cell">
      <style:table-cell-properties fo:background-color="#e6e6ff"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table-properties style:width="17cm" table:align="margins"/>
    </style:style>
    <style:style style:name="Table5.A" style:family="table-column">
      <style:table-column-properties style:column-width="3.896cm" style:rel-column-width="15020*"/>
    </style:style>
    <style:style style:name="Table5.B" style:family="table-column">
      <style:table-column-properties style:column-width="7.437cm" style:rel-column-width="28667*"/>
    </style:style>
    <style:style style:name="Table5.C" style:family="table-column">
      <style:table-column-properties style:column-width="5.667cm" style:rel-column-width="2184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14.594cm" style:rel-column-width="5626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d51283" officeooo:paragraph-rsid="04d51283"/>
    </style:style>
    <style:style style:name="P2" style:family="paragraph" style:parent-style-name="Header">
      <style:paragraph-properties fo:text-align="end" style:justify-single-word="false"/>
    </style:style>
    <style:style style:name="P3" style:family="paragraph" style:parent-style-name="Text_20_body">
      <style:text-properties officeooo:rsid="04d51283" officeooo:paragraph-rsid="04d51283" fo:background-color="transparent"/>
    </style:style>
    <style:style style:name="P4" style:family="paragraph" style:parent-style-name="Text_20_body">
      <style:text-properties officeooo:rsid="04eae02e" officeooo:paragraph-rsid="04eae02e" fo:background-color="transparent"/>
    </style:style>
    <style:style style:name="P5" style:family="paragraph" style:parent-style-name="Text_20_body">
      <style:text-properties officeooo:rsid="04d7da5e" officeooo:paragraph-rsid="04d7da5e" fo:background-color="#ffff00"/>
    </style:style>
    <style:style style:name="P6" style:family="paragraph" style:parent-style-name="Text_20_body">
      <style:text-properties officeooo:rsid="04d7da5e" officeooo:paragraph-rsid="04ecca26" fo:background-color="#ffff00"/>
    </style:style>
    <style:style style:name="P7" style:family="paragraph" style:parent-style-name="Text_20_body">
      <style:text-properties officeooo:rsid="04e02ce6" officeooo:paragraph-rsid="04e02ce6" fo:background-color="#ffff00"/>
    </style:style>
    <style:style style:name="P8" style:family="paragraph" style:parent-style-name="Text_20_body">
      <style:text-properties officeooo:rsid="04f705e0" officeooo:paragraph-rsid="04f705e0" fo:background-color="#ffff00"/>
    </style:style>
    <style:style style:name="P9" style:family="paragraph" style:parent-style-name="Text_20_body">
      <style:text-properties officeooo:rsid="04d51283" officeooo:paragraph-rsid="04d51283"/>
    </style:style>
    <style:style style:name="P10" style:family="paragraph" style:parent-style-name="Text_20_body">
      <style:text-properties fo:font-weight="bold" officeooo:rsid="04d51283" officeooo:paragraph-rsid="04d51283" style:font-weight-asian="bold" style:font-weight-complex="bold"/>
    </style:style>
    <style:style style:name="P11" style:family="paragraph" style:parent-style-name="Text_20_body">
      <style:text-properties fo:font-weight="bold" officeooo:rsid="04e02ce6" officeooo:paragraph-rsid="04e02ce6" fo:background-color="#ffff00" style:font-weight-asian="bold" style:font-weight-complex="bold"/>
    </style:style>
    <style:style style:name="P12" style:family="paragraph" style:parent-style-name="Text_20_body">
      <style:text-properties fo:font-weight="bold" officeooo:rsid="04fe152e" officeooo:paragraph-rsid="04fe152e" fo:background-color="#ffff00" style:font-weight-asian="bold" style:font-weight-complex="bold"/>
    </style:style>
    <style:style style:name="P13" style:family="paragraph" style:parent-style-name="Text_20_body">
      <style:text-properties officeooo:rsid="04d5d004" officeooo:paragraph-rsid="04d5d004"/>
    </style:style>
    <style:style style:name="P14" style:family="paragraph" style:parent-style-name="Text_20_body">
      <style:text-properties officeooo:rsid="04d5d004" officeooo:paragraph-rsid="04e090f2"/>
    </style:style>
    <style:style style:name="P15" style:family="paragraph" style:parent-style-name="Text_20_body">
      <style:text-properties fo:font-style="italic" officeooo:rsid="04d7d7a2" officeooo:paragraph-rsid="04d7d7a2" style:font-style-asian="italic" style:font-style-complex="italic"/>
    </style:style>
    <style:style style:name="P16" style:family="paragraph" style:parent-style-name="Text_20_body">
      <style:text-properties fo:font-style="italic" fo:font-weight="bold" officeooo:rsid="04d7d7a2" officeooo:paragraph-rsid="04e94462" style:font-style-asian="italic" style:font-weight-asian="bold" style:font-style-complex="italic" style:font-weight-complex="bold"/>
    </style:style>
    <style:style style:name="P17" style:family="paragraph" style:parent-style-name="Text_20_body">
      <style:text-properties fo:font-style="italic" fo:font-weight="bold" officeooo:rsid="04e9f014" officeooo:paragraph-rsid="04e9f014" style:font-style-asian="italic" style:font-weight-asian="bold" style:font-style-complex="italic" style:font-weight-complex="bold"/>
    </style:style>
    <style:style style:name="P18" style:family="paragraph" style:parent-style-name="Text_20_body">
      <style:text-properties officeooo:rsid="04d7da5e" officeooo:paragraph-rsid="04d7da5e"/>
    </style:style>
    <style:style style:name="P19" style:family="paragraph" style:parent-style-name="Text_20_body">
      <style:text-properties officeooo:rsid="04d7da5e" officeooo:paragraph-rsid="04dd1d19"/>
    </style:style>
    <style:style style:name="P20" style:family="paragraph" style:parent-style-name="Text_20_body">
      <style:text-properties officeooo:paragraph-rsid="04d7da5e"/>
    </style:style>
    <style:style style:name="P21" style:family="paragraph" style:parent-style-name="Text_20_body">
      <style:text-properties officeooo:rsid="04da76db" officeooo:paragraph-rsid="04da76db"/>
    </style:style>
    <style:style style:name="P22" style:family="paragraph" style:parent-style-name="Text_20_body">
      <style:text-properties officeooo:rsid="04da76db" officeooo:paragraph-rsid="04dd1d19"/>
    </style:style>
    <style:style style:name="P23" style:family="paragraph" style:parent-style-name="Text_20_body">
      <style:text-properties officeooo:rsid="04da76db" officeooo:paragraph-rsid="04f02142"/>
    </style:style>
    <style:style style:name="P24" style:family="paragraph" style:parent-style-name="Text_20_body">
      <style:text-properties officeooo:rsid="04dc5e13" officeooo:paragraph-rsid="04dc5e13"/>
    </style:style>
    <style:style style:name="P25" style:family="paragraph" style:parent-style-name="Text_20_body">
      <style:text-properties officeooo:rsid="04dd1d19" officeooo:paragraph-rsid="04dd1d19"/>
    </style:style>
    <style:style style:name="P26" style:family="paragraph" style:parent-style-name="Text_20_body">
      <style:text-properties officeooo:paragraph-rsid="04dd1d19"/>
    </style:style>
    <style:style style:name="P27" style:family="paragraph" style:parent-style-name="Text_20_body">
      <style:text-properties officeooo:rsid="04df3ea2" officeooo:paragraph-rsid="04df3ea2"/>
    </style:style>
    <style:style style:name="P28" style:family="paragraph" style:parent-style-name="Text_20_body">
      <style:text-properties officeooo:rsid="04df3ea2" officeooo:paragraph-rsid="04e7284f"/>
    </style:style>
    <style:style style:name="P29" style:family="paragraph" style:parent-style-name="Text_20_body">
      <style:text-properties officeooo:rsid="04df3ea2" officeooo:paragraph-rsid="04f02142"/>
    </style:style>
    <style:style style:name="P30" style:family="paragraph" style:parent-style-name="Text_20_body">
      <style:text-properties officeooo:rsid="04e090f2" officeooo:paragraph-rsid="04e090f2"/>
    </style:style>
    <style:style style:name="P31" style:family="paragraph" style:parent-style-name="Text_20_body">
      <style:text-properties officeooo:rsid="04e7284f" officeooo:paragraph-rsid="04e7284f"/>
    </style:style>
    <style:style style:name="P32" style:family="paragraph" style:parent-style-name="Text_20_body">
      <style:text-properties officeooo:paragraph-rsid="04e7284f"/>
    </style:style>
    <style:style style:name="P33" style:family="paragraph" style:parent-style-name="Text_20_body">
      <style:text-properties officeooo:rsid="04e9f014" officeooo:paragraph-rsid="04e9f014"/>
    </style:style>
    <style:style style:name="P34" style:family="paragraph" style:parent-style-name="Text_20_body">
      <style:text-properties officeooo:rsid="04eae02e" officeooo:paragraph-rsid="04eae02e"/>
    </style:style>
    <style:style style:name="P35" style:family="paragraph" style:parent-style-name="Text_20_body">
      <style:text-properties officeooo:rsid="04ecca26" officeooo:paragraph-rsid="04ecca26"/>
    </style:style>
    <style:style style:name="P36" style:family="paragraph" style:parent-style-name="Text_20_body">
      <style:text-properties officeooo:rsid="04eea66d" officeooo:paragraph-rsid="04eea66d"/>
    </style:style>
    <style:style style:name="P37" style:family="paragraph" style:parent-style-name="Text_20_body">
      <style:text-properties officeooo:rsid="04f02142" officeooo:paragraph-rsid="04f02142"/>
    </style:style>
    <style:style style:name="P38" style:family="paragraph" style:parent-style-name="Text_20_body">
      <style:text-properties officeooo:rsid="04f1267a" officeooo:paragraph-rsid="04f1267a"/>
    </style:style>
    <style:style style:name="P39" style:family="paragraph" style:parent-style-name="Text_20_body">
      <style:text-properties fo:font-weight="normal" officeooo:rsid="04d7850f" officeooo:paragraph-rsid="04d7850f" style:font-weight-asian="normal" style:font-weight-complex="normal"/>
    </style:style>
    <style:style style:name="P40" style:family="paragraph" style:parent-style-name="Text_20_body">
      <style:text-properties style:font-name="Linux Libertine G" fo:font-size="11pt" fo:font-weight="normal" officeooo:rsid="04d7da5e" officeooo:paragraph-rsid="04f02142" style:font-size-asian="10.5pt" style:font-weight-asian="normal" style:font-weight-complex="normal"/>
    </style:style>
    <style:style style:name="P41" style:family="paragraph" style:parent-style-name="Text_20_body">
      <style:text-properties style:font-name="Linux Libertine G" fo:font-size="11pt" fo:font-weight="normal" officeooo:rsid="04d5d004" officeooo:paragraph-rsid="04e090f2" style:font-size-asian="10.5pt" style:font-weight-asian="normal" style:font-weight-complex="normal"/>
    </style:style>
    <style:style style:name="P42" style:family="paragraph" style:parent-style-name="Text_20_body">
      <style:text-properties officeooo:rsid="04f9a0c6" officeooo:paragraph-rsid="04f9a0c6"/>
    </style:style>
    <style:style style:name="P43" style:family="paragraph" style:parent-style-name="Table_20_Contents">
      <style:text-properties style:font-name="Linux Libertine G" fo:font-size="11pt" officeooo:rsid="04d51283" officeooo:paragraph-rsid="04d51283" style:font-size-asian="10.5pt"/>
    </style:style>
    <style:style style:name="P44" style:family="paragraph" style:parent-style-name="Table_20_Contents">
      <style:text-properties style:font-name="Linux Libertine G" fo:font-size="11pt" officeooo:rsid="04d5d004" officeooo:paragraph-rsid="04d5d004" style:font-size-asian="10.5pt"/>
    </style:style>
    <style:style style:name="P45" style:family="paragraph" style:parent-style-name="Table_20_Contents">
      <style:text-properties style:font-name="Linux Libertine G" fo:font-size="11pt" officeooo:rsid="04d5d004" officeooo:paragraph-rsid="04d7da5e" style:font-size-asian="10.5pt"/>
    </style:style>
    <style:style style:name="P46" style:family="paragraph" style:parent-style-name="Table_20_Contents">
      <style:text-properties style:font-name="Linux Libertine G" fo:font-size="11pt" officeooo:rsid="04d7da5e" officeooo:paragraph-rsid="04d7da5e" style:font-size-asian="10.5pt"/>
    </style:style>
    <style:style style:name="P47" style:family="paragraph" style:parent-style-name="Table_20_Contents">
      <style:text-properties style:font-name="Linux Libertine G" fo:font-size="11pt" officeooo:rsid="04d7da5e" officeooo:paragraph-rsid="04f02142" style:font-size-asian="10.5pt"/>
    </style:style>
    <style:style style:name="P48" style:family="paragraph" style:parent-style-name="Table_20_Contents">
      <style:text-properties style:font-name="Linux Libertine G" fo:font-size="11pt" officeooo:rsid="04d7da5e" officeooo:paragraph-rsid="04eb8418" style:font-size-asian="10.5pt"/>
    </style:style>
    <style:style style:name="P49" style:family="paragraph" style:parent-style-name="Table_20_Contents">
      <style:text-properties style:font-name="Linux Libertine G" fo:font-size="11pt" officeooo:rsid="04d7da5e" officeooo:paragraph-rsid="04f1267a" style:font-size-asian="10.5pt"/>
    </style:style>
    <style:style style:name="P50" style:family="paragraph" style:parent-style-name="Table_20_Contents">
      <style:text-properties style:font-name="Linux Libertine G" fo:font-size="11pt" officeooo:rsid="04da76db" officeooo:paragraph-rsid="04da76db" style:font-size-asian="10.5pt"/>
    </style:style>
    <style:style style:name="P51" style:family="paragraph" style:parent-style-name="Table_20_Contents">
      <style:text-properties style:font-name="Linux Libertine G" fo:font-size="11pt" officeooo:rsid="04e02ce6" officeooo:paragraph-rsid="04e02ce6" style:font-size-asian="10.5pt"/>
    </style:style>
    <style:style style:name="P52" style:family="paragraph" style:parent-style-name="Table_20_Contents">
      <style:text-properties style:font-name="Linux Libertine G" fo:font-size="11pt" officeooo:rsid="04e2b66d" officeooo:paragraph-rsid="04e2b66d" style:font-size-asian="10.5pt"/>
    </style:style>
    <style:style style:name="P53" style:family="paragraph" style:parent-style-name="Table_20_Contents">
      <style:text-properties style:font-name="Linux Libertine G" fo:font-size="11pt" officeooo:rsid="04e9f014" officeooo:paragraph-rsid="04e9f014" style:font-size-asian="10.5pt"/>
    </style:style>
    <style:style style:name="P54" style:family="paragraph" style:parent-style-name="Table_20_Contents">
      <style:text-properties style:font-name="Linux Libertine G" fo:font-size="11pt" officeooo:rsid="04eae02e" officeooo:paragraph-rsid="04eae02e" style:font-size-asian="10.5pt"/>
    </style:style>
    <style:style style:name="P55" style:family="paragraph" style:parent-style-name="Table_20_Contents">
      <style:text-properties style:font-name="Linux Libertine G" fo:font-size="11pt" officeooo:rsid="04eb8418" officeooo:paragraph-rsid="04eb8418" style:font-size-asian="10.5pt"/>
    </style:style>
    <style:style style:name="P56" style:family="paragraph" style:parent-style-name="Table_20_Contents">
      <style:text-properties style:font-name="Linux Libertine G" fo:font-size="11pt" officeooo:rsid="04eb8418" officeooo:paragraph-rsid="04ecca26" style:font-size-asian="10.5pt"/>
    </style:style>
    <style:style style:name="P57" style:family="paragraph" style:parent-style-name="Table_20_Contents">
      <style:text-properties style:font-name="Linux Libertine G" fo:font-size="11pt" officeooo:rsid="04ecca26" officeooo:paragraph-rsid="04ecca26" style:font-size-asian="10.5pt"/>
    </style:style>
    <style:style style:name="P58" style:family="paragraph" style:parent-style-name="Table_20_Contents">
      <style:text-properties style:font-name="Linux Libertine G" fo:font-size="11pt" officeooo:rsid="04eea66d" officeooo:paragraph-rsid="04eea66d" style:font-size-asian="10.5pt"/>
    </style:style>
    <style:style style:name="P59" style:family="paragraph" style:parent-style-name="Table_20_Contents">
      <style:text-properties style:font-name="Linux Libertine G" fo:font-size="11pt" officeooo:rsid="04eea66d" officeooo:paragraph-rsid="04f5aeb6" style:font-size-asian="10.5pt"/>
    </style:style>
    <style:style style:name="P60" style:family="paragraph" style:parent-style-name="Table_20_Contents">
      <style:text-properties style:font-name="Linux Libertine G" fo:font-size="11pt" officeooo:rsid="04f02142" officeooo:paragraph-rsid="04f02142" style:font-size-asian="10.5pt"/>
    </style:style>
    <style:style style:name="P61" style:family="paragraph" style:parent-style-name="Table_20_Contents">
      <style:text-properties style:font-name="Linux Libertine G" fo:font-size="11pt" officeooo:rsid="04f1267a" officeooo:paragraph-rsid="04f1267a" style:font-size-asian="10.5pt"/>
    </style:style>
    <style:style style:name="P62" style:family="paragraph" style:parent-style-name="Table_20_Contents">
      <style:text-properties style:font-name="Linux Libertine G" fo:font-size="11pt" officeooo:rsid="04f5aeb6" officeooo:paragraph-rsid="04f5aeb6" style:font-size-asian="10.5pt"/>
    </style:style>
    <style:style style:name="P63" style:family="paragraph" style:parent-style-name="Table_20_Contents">
      <style:text-properties style:font-name="Linux Libertine G" fo:font-size="11pt" fo:font-style="italic" officeooo:rsid="04d51283" officeooo:paragraph-rsid="04d51283" style:font-size-asian="10.5pt" style:font-style-asian="italic" style:font-style-complex="italic"/>
    </style:style>
    <style:style style:name="P64" style:family="paragraph" style:parent-style-name="Table_20_Contents">
      <style:text-properties style:font-name="Linux Libertine G" fo:font-size="11pt" fo:font-style="italic" officeooo:rsid="04d51283" officeooo:paragraph-rsid="04d5d004" style:font-size-asian="10.5pt" style:font-style-asian="italic" style:font-style-complex="italic"/>
    </style:style>
    <style:style style:name="P65" style:family="paragraph" style:parent-style-name="Table_20_Contents">
      <style:text-properties style:font-name="Linux Libertine G" fo:font-size="11pt" fo:font-style="italic" officeooo:rsid="04d51283" officeooo:paragraph-rsid="04d7da5e" style:font-size-asian="10.5pt" style:font-style-asian="italic" style:font-style-complex="italic"/>
    </style:style>
    <style:style style:name="P66" style:family="paragraph" style:parent-style-name="Table_20_Contents">
      <style:text-properties style:font-name="Linux Libertine G" fo:font-size="11pt" fo:font-style="italic" officeooo:rsid="04d51283" officeooo:paragraph-rsid="04f02142" style:font-size-asian="10.5pt" style:font-style-asian="italic" style:font-style-complex="italic"/>
    </style:style>
    <style:style style:name="P67" style:family="paragraph" style:parent-style-name="Table_20_Contents">
      <style:text-properties style:font-name="Linux Libertine G" fo:font-size="11pt" fo:font-style="italic" officeooo:rsid="04d51283" officeooo:paragraph-rsid="04f1267a" style:font-size-asian="10.5pt" style:font-style-asian="italic" style:font-style-complex="italic"/>
    </style:style>
    <style:style style:name="P68" style:family="paragraph" style:parent-style-name="Table_20_Contents">
      <style:text-properties style:font-name="Linux Libertine G" fo:font-size="11pt" fo:font-style="italic" officeooo:rsid="04d7da5e" officeooo:paragraph-rsid="04d7da5e" style:font-size-asian="10.5pt" style:font-style-asian="italic" style:font-style-complex="italic"/>
    </style:style>
    <style:style style:name="P69" style:family="paragraph" style:parent-style-name="Table_20_Contents">
      <style:text-properties style:font-name="Linux Libertine G" fo:font-size="11pt" fo:font-style="italic" officeooo:rsid="04d7da5e" officeooo:paragraph-rsid="04f02142" style:font-size-asian="10.5pt" style:font-style-asian="italic" style:font-style-complex="italic"/>
    </style:style>
    <style:style style:name="P70" style:family="paragraph" style:parent-style-name="Table_20_Contents">
      <style:text-properties style:font-name="Linux Libertine G" fo:font-size="11pt" fo:font-style="italic" officeooo:rsid="04d7da5e" officeooo:paragraph-rsid="04f1267a" style:font-size-asian="10.5pt" style:font-style-asian="italic" style:font-style-complex="italic"/>
    </style:style>
    <style:style style:name="P71" style:family="paragraph" style:parent-style-name="Table_20_Contents">
      <style:text-properties style:font-name="Linux Libertine G" fo:font-size="11pt" fo:font-style="italic" officeooo:rsid="04ecca26" officeooo:paragraph-rsid="04ecca26" style:font-size-asian="10.5pt" style:font-style-asian="italic" style:font-style-complex="italic"/>
    </style:style>
    <style:style style:name="P72" style:family="paragraph" style:parent-style-name="Table_20_Contents">
      <style:text-properties style:font-name="Linux Libertine G" fo:font-size="11pt" fo:font-weight="bold" officeooo:rsid="04d5d004" officeooo:paragraph-rsid="04d5d004" style:font-size-asian="10.5pt" style:font-weight-asian="bold" style:font-weight-complex="bold"/>
    </style:style>
    <style:style style:name="P73" style:family="paragraph" style:parent-style-name="Table_20_Contents">
      <style:text-properties style:font-name="Linux Libertine G" fo:font-size="11pt" fo:font-weight="bold" officeooo:rsid="04d5d004" officeooo:paragraph-rsid="04da76db" style:font-size-asian="10.5pt" style:font-weight-asian="bold" style:font-weight-complex="bold"/>
    </style:style>
    <style:style style:name="P74" style:family="paragraph" style:parent-style-name="Table_20_Contents">
      <style:text-properties style:font-name="Linux Libertine G" fo:font-size="11pt" fo:font-weight="bold" officeooo:rsid="04d5d004" officeooo:paragraph-rsid="04f1267a" style:font-size-asian="10.5pt" style:font-weight-asian="bold" style:font-weight-complex="bold"/>
    </style:style>
    <style:style style:name="P75" style:family="paragraph" style:parent-style-name="Table_20_Contents">
      <style:text-properties style:font-name="Linux Libertine G" fo:font-size="11pt" fo:font-weight="bold" officeooo:rsid="04d7d7a2" officeooo:paragraph-rsid="04d7d7a2" style:font-size-asian="10.5pt" style:font-weight-asian="bold" style:font-weight-complex="bold"/>
    </style:style>
    <style:style style:name="P76" style:family="paragraph" style:parent-style-name="Table_20_Contents">
      <style:text-properties style:font-name="Linux Libertine G" fo:font-size="11pt" fo:font-weight="bold" officeooo:rsid="04d7d7a2" officeooo:paragraph-rsid="04d7da5e" style:font-size-asian="10.5pt" style:font-weight-asian="bold" style:font-weight-complex="bold"/>
    </style:style>
    <style:style style:name="P77" style:family="paragraph" style:parent-style-name="Table_20_Contents">
      <style:text-properties style:font-name="Linux Libertine G" fo:font-size="11pt" fo:font-weight="bold" officeooo:rsid="04d7d7a2" officeooo:paragraph-rsid="04f1267a" style:font-size-asian="10.5pt" style:font-weight-asian="bold" style:font-weight-complex="bold"/>
    </style:style>
    <style:style style:name="P78" style:family="paragraph" style:parent-style-name="Table_20_Contents">
      <style:text-properties style:font-name="Linux Libertine G" fo:font-size="11pt" fo:font-weight="bold" officeooo:rsid="04d7da5e" officeooo:paragraph-rsid="04d7da5e" style:font-size-asian="10.5pt" style:font-weight-asian="bold" style:font-weight-complex="bold"/>
    </style:style>
    <style:style style:name="P79" style:family="paragraph" style:parent-style-name="Table_20_Contents">
      <style:text-properties style:font-name="Linux Libertine G" fo:font-size="11pt" fo:font-weight="bold" officeooo:rsid="04da76db" officeooo:paragraph-rsid="04da76db" style:font-size-asian="10.5pt" style:font-weight-asian="bold" style:font-weight-complex="bold"/>
    </style:style>
    <style:style style:name="P80" style:family="paragraph" style:parent-style-name="Table_20_Contents">
      <style:text-properties style:font-name="Linux Libertine G" fo:font-size="11pt" fo:font-weight="bold" officeooo:rsid="04eb8418" officeooo:paragraph-rsid="04eb8418" style:font-size-asian="10.5pt" style:font-weight-asian="bold" style:font-weight-complex="bold"/>
    </style:style>
    <style:style style:name="P81" style:family="paragraph" style:parent-style-name="Table_20_Contents">
      <style:text-properties style:font-name="Linux Libertine G" fo:font-size="11pt" fo:font-weight="bold" officeooo:rsid="04eb8418" officeooo:paragraph-rsid="04f02142" style:font-size-asian="10.5pt" style:font-weight-asian="bold" style:font-weight-complex="bold"/>
    </style:style>
    <style:style style:name="P82" style:family="paragraph" style:parent-style-name="Table_20_Contents">
      <style:text-properties style:font-name="Linux Libertine G" fo:font-size="11pt" fo:font-weight="normal" officeooo:rsid="04d7850f" officeooo:paragraph-rsid="04d7850f" style:font-size-asian="10.5pt" style:font-weight-asian="normal" style:font-weight-complex="normal"/>
    </style:style>
    <style:style style:name="P83" style:family="paragraph" style:parent-style-name="Table_20_Contents">
      <style:text-properties style:font-name="Linux Libertine G" fo:font-size="11pt" fo:font-weight="normal" officeooo:rsid="04d7850f" officeooo:paragraph-rsid="04d7da5e" style:font-size-asian="10.5pt" style:font-weight-asian="normal" style:font-weight-complex="normal"/>
    </style:style>
    <style:style style:name="P84" style:family="paragraph" style:parent-style-name="Table_20_Contents">
      <style:text-properties style:font-name="Linux Libertine G" fo:font-size="11pt" fo:font-style="normal" officeooo:rsid="04d7da5e" officeooo:paragraph-rsid="04e090f2" fo:background-color="transparent" style:font-size-asian="10.5pt" style:font-style-asian="normal" style:font-style-complex="normal"/>
    </style:style>
    <style:style style:name="P85" style:family="paragraph" style:parent-style-name="Table_20_Contents">
      <style:text-properties style:font-name="Linux Libertine G" fo:font-size="11pt" fo:font-style="normal" officeooo:rsid="04d7da5e" officeooo:paragraph-rsid="04d7da5e" style:font-size-asian="10.5pt" style:font-style-asian="normal" style:font-style-complex="normal"/>
    </style:style>
    <style:style style:name="P86" style:family="paragraph" style:parent-style-name="Table_20_Contents">
      <style:text-properties style:font-name="Linux Libertine G" fo:font-size="11pt" officeooo:rsid="04da76db" officeooo:paragraph-rsid="04f1267a" fo:background-color="transparent" style:font-size-asian="10.5pt"/>
    </style:style>
    <style:style style:name="P87" style:family="paragraph" style:parent-style-name="Table_20_Contents">
      <style:text-properties style:font-name="Linux Libertine G" fo:font-size="11pt" officeooo:rsid="04d95d11" officeooo:paragraph-rsid="04da76db" fo:background-color="transparent" style:font-size-asian="10.5pt"/>
    </style:style>
    <style:style style:name="P88" style:family="paragraph" style:parent-style-name="Table_20_Contents">
      <style:text-properties officeooo:rsid="04f02142" officeooo:paragraph-rsid="04f02142"/>
    </style:style>
    <style:style style:name="P89" style:family="paragraph" style:parent-style-name="Table_20_Contents">
      <style:text-properties officeooo:rsid="04f1267a" officeooo:paragraph-rsid="04f1267a"/>
    </style:style>
    <style:style style:name="P90" style:family="paragraph" style:parent-style-name="Code_5f_paragraph">
      <loext:graphic-properties draw:fill="solid" draw:fill-color="#e6e6ff" draw:fill-image-width="0cm" draw:fill-image-height="0cm"/>
      <style:paragraph-properties fo:background-color="#e6e6ff"/>
      <style:text-properties officeooo:rsid="04d5d004" officeooo:paragraph-rsid="04dc5e13"/>
    </style:style>
    <style:style style:name="P91" style:family="paragraph" style:parent-style-name="Code_5f_paragraph">
      <loext:graphic-properties draw:fill="solid" draw:fill-color="#ffcccc" draw:fill-image-width="0cm" draw:fill-image-height="0cm"/>
      <style:paragraph-properties fo:background-color="#ffcccc"/>
      <style:text-properties officeooo:rsid="04d5d004" officeooo:paragraph-rsid="04dc5e13"/>
    </style:style>
    <style:style style:name="P92" style:family="paragraph" style:parent-style-name="Code_5f_paragraph">
      <loext:graphic-properties draw:fill="solid" draw:fill-color="#ffcccc" draw:fill-image-width="0cm" draw:fill-image-height="0cm"/>
      <style:paragraph-properties fo:background-color="#ffcccc"/>
      <style:text-properties officeooo:rsid="04d5d004" officeooo:paragraph-rsid="04df3ea2"/>
    </style:style>
    <style:style style:name="P93" style:family="paragraph" style:parent-style-name="Code_5f_paragraph">
      <loext:graphic-properties draw:fill="solid" draw:fill-color="#e6e6ff" draw:fill-image-width="0cm" draw:fill-image-height="0cm"/>
      <style:paragraph-properties fo:background-color="#e6e6ff"/>
      <style:text-properties officeooo:rsid="04d5d004" officeooo:paragraph-rsid="04e090f2"/>
    </style:style>
    <style:style style:name="P94" style:family="paragraph" style:parent-style-name="Code_5f_paragraph">
      <loext:graphic-properties draw:fill="solid" draw:fill-color="#ffcccc" draw:fill-image-width="0cm" draw:fill-image-height="0cm"/>
      <style:paragraph-properties fo:background-color="#ffcccc"/>
      <style:text-properties officeooo:rsid="04d5d004" officeooo:paragraph-rsid="04e090f2"/>
    </style:style>
    <style:style style:name="P95" style:family="paragraph" style:parent-style-name="Code_5f_paragraph">
      <loext:graphic-properties draw:fill="solid" draw:fill-color="#ffcccc" draw:fill-image-width="0cm" draw:fill-image-height="0cm"/>
      <style:paragraph-properties fo:background-color="#ffcccc"/>
      <style:text-properties officeooo:rsid="04d5d004" officeooo:paragraph-rsid="04e0be1d"/>
    </style:style>
    <style:style style:name="P96" style:family="paragraph" style:parent-style-name="Code_5f_paragraph">
      <loext:graphic-properties draw:fill="solid" draw:fill-color="#ffcccc" draw:fill-image-width="0cm" draw:fill-image-height="0cm"/>
      <style:paragraph-properties fo:background-color="#ffcccc"/>
      <style:text-properties officeooo:rsid="04d5d004" officeooo:paragraph-rsid="04ecca26"/>
    </style:style>
    <style:style style:name="P97" style:family="paragraph" style:parent-style-name="Code_5f_paragraph">
      <loext:graphic-properties draw:fill="solid" draw:fill-color="#e6e6ff" draw:fill-image-width="0cm" draw:fill-image-height="0cm"/>
      <style:paragraph-properties fo:background-color="#e6e6ff"/>
      <style:text-properties officeooo:rsid="04d5d004" officeooo:paragraph-rsid="04eea66d"/>
    </style:style>
    <style:style style:name="P98" style:family="paragraph" style:parent-style-name="Code_5f_paragraph">
      <loext:graphic-properties draw:fill="solid" draw:fill-color="#ffcccc" draw:fill-image-width="0cm" draw:fill-image-height="0cm"/>
      <style:paragraph-properties fo:background-color="#ffcccc"/>
      <style:text-properties officeooo:rsid="04d5d004" officeooo:paragraph-rsid="04eea66d"/>
    </style:style>
    <style:style style:name="P99" style:family="paragraph" style:parent-style-name="Code_5f_paragraph">
      <loext:graphic-properties draw:fill="solid" draw:fill-color="#ffcccc" draw:fill-image-width="0cm" draw:fill-image-height="0cm"/>
      <style:paragraph-properties fo:background-color="#ffcccc"/>
      <style:text-properties officeooo:rsid="04d7850f" officeooo:paragraph-rsid="04dc5e13"/>
    </style:style>
    <style:style style:name="P100" style:family="paragraph" style:parent-style-name="Code_5f_paragraph">
      <loext:graphic-properties draw:fill="solid" draw:fill-color="#ffcccc" draw:fill-image-width="0cm" draw:fill-image-height="0cm"/>
      <style:paragraph-properties fo:background-color="#ffcccc"/>
      <style:text-properties officeooo:rsid="04d7850f" officeooo:paragraph-rsid="04df3ea2"/>
    </style:style>
    <style:style style:name="P101" style:family="paragraph" style:parent-style-name="Code_5f_paragraph">
      <loext:graphic-properties draw:fill="solid" draw:fill-color="#ffcccc" draw:fill-image-width="0cm" draw:fill-image-height="0cm"/>
      <style:paragraph-properties fo:background-color="#ffcccc"/>
      <style:text-properties officeooo:rsid="04d7850f" officeooo:paragraph-rsid="04e090f2"/>
    </style:style>
    <style:style style:name="P102" style:family="paragraph" style:parent-style-name="Code_5f_paragraph">
      <loext:graphic-properties draw:fill="solid" draw:fill-color="#ffcccc" draw:fill-image-width="0cm" draw:fill-image-height="0cm"/>
      <style:paragraph-properties fo:background-color="#ffcccc"/>
      <style:text-properties officeooo:rsid="04d7850f" officeooo:paragraph-rsid="04e0be1d"/>
    </style:style>
    <style:style style:name="P103" style:family="paragraph" style:parent-style-name="Code_5f_paragraph">
      <loext:graphic-properties draw:fill="solid" draw:fill-color="#ffcccc" draw:fill-image-width="0cm" draw:fill-image-height="0cm"/>
      <style:paragraph-properties fo:background-color="#ffcccc"/>
      <style:text-properties officeooo:rsid="04d7850f" officeooo:paragraph-rsid="04eb8418"/>
    </style:style>
    <style:style style:name="P104" style:family="paragraph" style:parent-style-name="Code_5f_paragraph">
      <loext:graphic-properties draw:fill="solid" draw:fill-color="#ffcccc" draw:fill-image-width="0cm" draw:fill-image-height="0cm"/>
      <style:paragraph-properties fo:background-color="#ffcccc"/>
      <style:text-properties officeooo:rsid="04d7850f" officeooo:paragraph-rsid="04ecca26"/>
    </style:style>
    <style:style style:name="P105" style:family="paragraph" style:parent-style-name="Code_5f_paragraph">
      <loext:graphic-properties draw:fill="solid" draw:fill-color="#ffcccc" draw:fill-image-width="0cm" draw:fill-image-height="0cm"/>
      <style:paragraph-properties fo:background-color="#ffcccc"/>
      <style:text-properties officeooo:rsid="04d7850f" officeooo:paragraph-rsid="04eea66d"/>
    </style:style>
    <style:style style:name="P106" style:family="paragraph" style:parent-style-name="Code_5f_paragraph">
      <style:text-properties officeooo:rsid="04df3ea2" officeooo:paragraph-rsid="04df3ea2"/>
    </style:style>
    <style:style style:name="P107" style:family="paragraph" style:parent-style-name="Code_5f_paragraph">
      <loext:graphic-properties draw:fill="solid" draw:fill-color="#ffcc99" draw:fill-image-width="0cm" draw:fill-image-height="0cm"/>
      <style:paragraph-properties fo:background-color="#ffcc99"/>
      <style:text-properties officeooo:rsid="04df3ea2" officeooo:paragraph-rsid="04df3ea2"/>
    </style:style>
    <style:style style:name="P108" style:family="paragraph" style:parent-style-name="Code_5f_paragraph">
      <loext:graphic-properties draw:fill="solid" draw:fill-color="#ffcc99"/>
      <style:paragraph-properties fo:background-color="#ffcc99"/>
      <style:text-properties officeooo:rsid="04df3ea2" officeooo:paragraph-rsid="04e02ce6"/>
    </style:style>
    <style:style style:name="P109" style:family="paragraph" style:parent-style-name="Code_5f_paragraph">
      <loext:graphic-properties draw:fill="solid" draw:fill-color="#ffcc99" draw:fill-image-width="0cm" draw:fill-image-height="0cm"/>
      <style:paragraph-properties fo:background-color="#ffcc99"/>
      <style:text-properties officeooo:rsid="04df3ea2" officeooo:paragraph-rsid="04e02ce6"/>
    </style:style>
    <style:style style:name="P110" style:family="paragraph" style:parent-style-name="Code_5f_paragraph">
      <loext:graphic-properties draw:fill="solid" draw:fill-color="#ccffff" draw:fill-image-width="0cm" draw:fill-image-height="0cm"/>
      <style:paragraph-properties fo:background-color="#ccffff"/>
      <style:text-properties officeooo:rsid="04eae02e" officeooo:paragraph-rsid="04eae02e"/>
    </style:style>
    <style:style style:name="P111" style:family="paragraph" style:parent-style-name="Code_5f_paragraph">
      <loext:graphic-properties draw:fill="solid" draw:fill-color="#ccffff" draw:fill-image-width="0cm" draw:fill-image-height="0cm"/>
      <style:paragraph-properties fo:background-color="#ccffff"/>
      <style:text-properties officeooo:rsid="04eae02e" officeooo:paragraph-rsid="04eb8418"/>
    </style:style>
    <style:style style:name="P112" style:family="paragraph" style:parent-style-name="Code_5f_paragraph">
      <loext:graphic-properties draw:fill="solid" draw:fill-color="#ccffff" draw:fill-image-width="0cm" draw:fill-image-height="0cm"/>
      <style:paragraph-properties fo:background-color="#ccffff"/>
      <style:text-properties officeooo:rsid="04eb8418" officeooo:paragraph-rsid="04eb8418"/>
    </style:style>
    <style:style style:name="P113" style:family="paragraph" style:parent-style-name="Code_5f_paragraph">
      <loext:graphic-properties draw:fill="solid" draw:fill-color="#ccffff" draw:fill-image-width="0cm" draw:fill-image-height="0cm"/>
      <style:paragraph-properties fo:background-color="#ccffff"/>
      <style:text-properties officeooo:rsid="04eb8418" officeooo:paragraph-rsid="04f02142"/>
    </style:style>
    <style:style style:name="P114" style:family="paragraph" style:parent-style-name="Code_5f_paragraph">
      <loext:graphic-properties draw:fill="solid" draw:fill-color="#ffcccc" draw:fill-image-width="0cm" draw:fill-image-height="0cm"/>
      <style:paragraph-properties fo:background-color="#ffcccc"/>
      <style:text-properties fo:font-weight="normal" officeooo:rsid="04d7850f" officeooo:paragraph-rsid="04eea66d" style:font-weight-asian="normal" style:font-weight-complex="normal"/>
    </style:style>
    <style:style style:name="P115" style:family="paragraph" style:parent-style-name="Code_5f_paragraph">
      <loext:graphic-properties draw:fill="solid" draw:fill-color="#ffcccc" draw:fill-image-width="0cm" draw:fill-image-height="0cm"/>
      <style:paragraph-properties fo:background-color="#ffcccc"/>
      <style:text-properties fo:font-weight="normal" officeooo:rsid="04eea66d" officeooo:paragraph-rsid="04eea66d" style:font-weight-asian="normal" style:font-weight-complex="normal"/>
    </style:style>
    <style:style style:name="P116" style:family="paragraph" style:parent-style-name="Code_5f_paragraph">
      <loext:graphic-properties draw:fill="solid" draw:fill-color="#e6e6ff" draw:fill-image-width="0cm" draw:fill-image-height="0cm"/>
      <style:paragraph-properties fo:background-color="#e6e6ff"/>
      <style:text-properties officeooo:rsid="04dc5e13" officeooo:paragraph-rsid="04dc5e13"/>
    </style:style>
    <style:style style:name="P117" style:family="paragraph" style:parent-style-name="Code_5f_paragraph">
      <loext:graphic-properties draw:fill="solid" draw:fill-color="#ffcc99" draw:fill-image-width="0cm" draw:fill-image-height="0cm"/>
      <style:paragraph-properties fo:background-color="#ffcc99"/>
      <style:text-properties officeooo:rsid="04e02ce6" officeooo:paragraph-rsid="04e02ce6"/>
    </style:style>
    <style:style style:name="P118" style:family="paragraph" style:parent-style-name="Code_5f_paragraph">
      <loext:graphic-properties draw:fill="solid" draw:fill-color="#e6e6ff" draw:fill-image-width="0cm" draw:fill-image-height="0cm"/>
      <style:paragraph-properties fo:background-color="#e6e6ff" style:shadow="none"/>
      <style:text-properties officeooo:rsid="04d5d004" officeooo:paragraph-rsid="04e090f2"/>
    </style:style>
    <style:style style:name="P119" style:family="paragraph" style:parent-style-name="Footnote">
      <style:text-properties officeooo:rsid="04d51283" officeooo:paragraph-rsid="04d51283"/>
    </style:style>
    <style:style style:name="P120" style:family="paragraph" style:parent-style-name="Footnote">
      <style:text-properties officeooo:rsid="04d7850f" officeooo:paragraph-rsid="04d7850f"/>
    </style:style>
    <style:style style:name="P121" style:family="paragraph" style:parent-style-name="Footnote">
      <style:text-properties officeooo:rsid="04d7d7a2" officeooo:paragraph-rsid="04d7d7a2"/>
    </style:style>
    <style:style style:name="P122" style:family="paragraph" style:parent-style-name="Footnote">
      <style:text-properties officeooo:rsid="04e2b66d" officeooo:paragraph-rsid="04e2b66d"/>
    </style:style>
    <style:style style:name="P123" style:family="paragraph" style:parent-style-name="Footnote">
      <style:text-properties officeooo:rsid="04e9f014" officeooo:paragraph-rsid="04eb8418"/>
    </style:style>
    <style:style style:name="P124" style:family="paragraph" style:parent-style-name="Footnote">
      <style:text-properties officeooo:rsid="04eae02e" officeooo:paragraph-rsid="04eae02e"/>
    </style:style>
    <style:style style:name="P125" style:family="paragraph" style:parent-style-name="Footnote">
      <style:text-properties officeooo:rsid="04ecca26" officeooo:paragraph-rsid="04ecca26"/>
    </style:style>
    <style:style style:name="P126" style:family="paragraph" style:parent-style-name="Footnote">
      <style:text-properties officeooo:rsid="04eea66d" officeooo:paragraph-rsid="04eea66d"/>
    </style:style>
    <style:style style:name="P127" style:family="paragraph" style:parent-style-name="Footnote">
      <style:text-properties officeooo:rsid="04f9a0c6" officeooo:paragraph-rsid="0501e421"/>
    </style:style>
    <style:style style:name="P128" style:family="paragraph" style:parent-style-name="Table_20_Contents" style:list-style-name="L4">
      <style:text-properties style:font-name="Linux Libertine G" fo:font-size="11pt" officeooo:rsid="04d7da5e" officeooo:paragraph-rsid="04d7da5e" style:font-size-asian="10.5pt"/>
    </style:style>
    <style:style style:name="P129" style:family="paragraph" style:parent-style-name="Table_20_Contents" style:list-style-name="L4">
      <style:text-properties style:font-name="Linux Libertine G" fo:font-size="11pt" officeooo:rsid="04d7da5e" officeooo:paragraph-rsid="04f5aeb6" style:font-size-asian="10.5pt"/>
    </style:style>
    <style:style style:name="P130" style:family="paragraph" style:parent-style-name="Table_20_Contents" style:list-style-name="L5">
      <style:text-properties style:font-name="Linux Libertine G" fo:font-size="11pt" officeooo:rsid="04d7da5e" officeooo:paragraph-rsid="04f5aeb6" style:font-size-asian="10.5pt"/>
    </style:style>
    <style:style style:name="P131" style:family="paragraph" style:parent-style-name="Table_20_Contents" style:list-style-name="L7">
      <style:text-properties style:font-name="Linux Libertine G" fo:font-size="11pt" officeooo:rsid="04d7da5e" officeooo:paragraph-rsid="04f02142" style:font-size-asian="10.5pt"/>
    </style:style>
    <style:style style:name="P132" style:family="paragraph" style:parent-style-name="Table_20_Contents" style:list-style-name="L10">
      <style:text-properties style:font-name="Linux Libertine G" fo:font-size="11pt" officeooo:rsid="04d7da5e" officeooo:paragraph-rsid="04f5aeb6" style:font-size-asian="10.5pt"/>
    </style:style>
    <style:style style:name="P133" style:family="paragraph" style:parent-style-name="Table_20_Contents" style:list-style-name="L6">
      <style:text-properties style:font-name="Linux Libertine G" fo:font-size="11pt" officeooo:rsid="04ecca26" officeooo:paragraph-rsid="04ecca26" style:font-size-asian="10.5pt"/>
    </style:style>
    <style:style style:name="P134" style:family="paragraph" style:parent-style-name="Table_20_Contents" style:list-style-name="L9">
      <style:text-properties style:font-name="Linux Libertine G" fo:font-size="11pt" officeooo:rsid="04d95d11" officeooo:paragraph-rsid="04d95d11" style:font-size-asian="10.5pt"/>
    </style:style>
    <style:style style:name="P135" style:family="paragraph" style:parent-style-name="Table_20_Contents" style:list-style-name="L8">
      <style:text-properties officeooo:paragraph-rsid="04f5aeb6"/>
    </style:style>
    <style:style style:name="P136" style:family="paragraph" style:parent-style-name="Table_20_Contents" style:list-style-name="L8">
      <style:text-properties officeooo:paragraph-rsid="04e090f2"/>
    </style:style>
    <style:style style:name="P137" style:family="paragraph" style:parent-style-name="Heading_20_2">
      <style:text-properties officeooo:rsid="04d51283" officeooo:paragraph-rsid="04d51283"/>
    </style:style>
    <style:style style:name="P138" style:family="paragraph" style:parent-style-name="Heading_20_1">
      <style:text-properties officeooo:rsid="04d51283" officeooo:paragraph-rsid="04d51283"/>
    </style:style>
    <style:style style:name="P139" style:family="paragraph" style:parent-style-name="Heading_20_1">
      <style:text-properties officeooo:rsid="04eae02e" officeooo:paragraph-rsid="04eae02e"/>
    </style:style>
    <style:style style:name="P140" style:family="paragraph" style:parent-style-name="Heading_20_1">
      <style:text-properties officeooo:rsid="04dd1d19" officeooo:paragraph-rsid="04eae02e"/>
    </style:style>
    <style:style style:name="P141" style:family="paragraph" style:parent-style-name="Heading_20_1">
      <style:text-properties officeooo:rsid="04d7850f" officeooo:paragraph-rsid="04d7da5e"/>
    </style:style>
    <style:style style:name="P142" style:family="paragraph" style:parent-style-name="Heading_20_1">
      <style:text-properties officeooo:rsid="04f9a0c6" officeooo:paragraph-rsid="04f9a0c6"/>
    </style:style>
    <style:style style:name="P143" style:family="paragraph" style:parent-style-name="Text_20_body" style:list-style-name="L1">
      <style:text-properties officeooo:rsid="04d51283" officeooo:paragraph-rsid="04d51283"/>
    </style:style>
    <style:style style:name="P144" style:family="paragraph" style:parent-style-name="Text_20_body" style:list-style-name="L2">
      <style:text-properties officeooo:rsid="04d51283" officeooo:paragraph-rsid="04d51283"/>
    </style:style>
    <style:style style:name="P145" style:family="paragraph" style:parent-style-name="Text_20_body" style:list-style-name="L3">
      <style:text-properties officeooo:rsid="04d7850f" officeooo:paragraph-rsid="04d7850f"/>
    </style:style>
    <style:style style:name="P146" style:family="paragraph" style:parent-style-name="Text_20_body" style:list-style-name="L3">
      <style:text-properties fo:font-style="italic" officeooo:rsid="04d7850f" officeooo:paragraph-rsid="04d7850f" style:font-style-asian="italic" style:font-style-complex="italic"/>
    </style:style>
    <style:style style:name="P147" style:family="paragraph" style:parent-style-name="Text_20_body" style:list-style-name="L11">
      <style:text-properties officeooo:paragraph-rsid="04f02142"/>
    </style:style>
    <style:style style:name="P148" style:family="paragraph" style:parent-style-name="Text_20_body" style:list-style-name="L11">
      <style:text-properties officeooo:rsid="04da76db" officeooo:paragraph-rsid="04f02142"/>
    </style:style>
    <style:style style:name="P149" style:family="paragraph" style:parent-style-name="Text_20_body" style:list-style-name="L11">
      <style:text-properties officeooo:rsid="04e090f2" officeooo:paragraph-rsid="04f02142"/>
    </style:style>
    <style:style style:name="P150" style:family="paragraph" style:parent-style-name="Text_20_body" style:list-style-name="L12">
      <style:text-properties officeooo:rsid="04e2b66d" officeooo:paragraph-rsid="04f02142"/>
    </style:style>
    <style:style style:name="P151" style:family="paragraph" style:parent-style-name="Text_20_body" style:list-style-name="L12">
      <style:text-properties officeooo:rsid="04e7284f" officeooo:paragraph-rsid="04f02142"/>
    </style:style>
    <style:style style:name="P152" style:family="paragraph" style:parent-style-name="Text_20_body" style:list-style-name="L13">
      <style:text-properties officeooo:rsid="04f02142" officeooo:paragraph-rsid="04f02142"/>
    </style:style>
    <style:style style:name="P153" style:family="paragraph" style:parent-style-name="Text_20_body" style:list-style-name="L14">
      <style:text-properties officeooo:rsid="04d7da5e" officeooo:paragraph-rsid="04d7da5e"/>
    </style:style>
    <style:style style:name="P154" style:family="paragraph" style:parent-style-name="Text_20_body" style:list-style-name="L14">
      <style:text-properties officeooo:rsid="04f9a0c6" officeooo:paragraph-rsid="04f9a0c6"/>
    </style:style>
    <style:style style:name="P155" style:family="paragraph" style:parent-style-name="Text_20_body" style:list-style-name="L15">
      <style:text-properties officeooo:rsid="04f705e0" officeooo:paragraph-rsid="04f705e0" fo:background-color="#ffff00"/>
    </style:style>
    <style:style style:name="P156" style:family="paragraph" style:parent-style-name="Text_20_body" style:list-style-name="L15">
      <style:text-properties officeooo:rsid="04fcb031" officeooo:paragraph-rsid="04fcb031" fo:background-color="#ffff00"/>
    </style:style>
    <style:style style:name="T1" style:family="text">
      <style:text-properties officeooo:rsid="04d7da5e"/>
    </style:style>
    <style:style style:name="T2" style:family="text">
      <style:text-properties officeooo:rsid="045ee447"/>
    </style:style>
    <style:style style:name="T3" style:family="text">
      <style:text-properties fo:font-style="italic" style:font-style-asian="italic" style:font-style-complex="italic"/>
    </style:style>
    <style:style style:name="T4" style:family="text">
      <style:text-properties fo:font-style="italic" officeooo:rsid="04d7d7a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4dec4f0" style:font-weight-asian="bold" style:font-weight-complex="bold"/>
    </style:style>
    <style:style style:name="T8" style:family="text">
      <style:text-properties fo:font-weight="bold" officeooo:rsid="04e94462" style:font-weight-asian="bold" style:font-weight-complex="bold"/>
    </style:style>
    <style:style style:name="T9" style:family="text">
      <style:text-properties fo:font-weight="bold" officeooo:rsid="04d5d004" style:font-weight-asian="bold" style:font-weight-complex="bold"/>
    </style:style>
    <style:style style:name="T10" style:family="text">
      <style:text-properties fo:font-weight="bold" officeooo:rsid="04ecca2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4d51283" style:font-weight-asian="normal" style:font-weight-complex="normal"/>
    </style:style>
    <style:style style:name="T13" style:family="text">
      <style:text-properties fo:font-weight="normal" officeooo:rsid="04d5d004" style:font-weight-asian="normal" style:font-weight-complex="normal"/>
    </style:style>
    <style:style style:name="T14" style:family="text">
      <style:text-properties fo:font-weight="normal" officeooo:rsid="04d7850f" style:font-weight-asian="normal" style:font-weight-complex="normal"/>
    </style:style>
    <style:style style:name="T15" style:family="text">
      <style:text-properties fo:font-weight="normal" officeooo:rsid="04d7da5e" style:font-weight-asian="normal" style:font-weight-complex="normal"/>
    </style:style>
    <style:style style:name="T16" style:family="text">
      <style:text-properties fo:font-weight="normal" officeooo:rsid="04dd1d19" style:font-weight-asian="normal" style:font-weight-complex="normal"/>
    </style:style>
    <style:style style:name="T17" style:family="text">
      <style:text-properties fo:font-weight="normal" officeooo:rsid="04e94462" style:font-weight-asian="normal" style:font-weight-complex="normal"/>
    </style:style>
    <style:style style:name="T18" style:family="text">
      <style:text-properties fo:font-weight="normal" officeooo:rsid="04eae02e" style:font-weight-asian="normal" style:font-weight-complex="normal"/>
    </style:style>
    <style:style style:name="T19" style:family="text">
      <style:text-properties fo:font-weight="normal" officeooo:rsid="04eea66d" style:font-weight-asian="normal" style:font-weight-complex="normal"/>
    </style:style>
    <style:style style:name="T20" style:family="text">
      <style:text-properties fo:background-color="transparent" loext:char-shading-value="0"/>
    </style:style>
    <style:style style:name="T21" style:family="text">
      <style:text-properties officeooo:rsid="04da76db" fo:background-color="transparent" loext:char-shading-value="0"/>
    </style:style>
    <style:style style:name="T22" style:family="text">
      <style:text-properties style:font-name="Linux Libertine G" fo:font-size="11pt" style:font-size-asian="10.5pt"/>
    </style:style>
    <style:style style:name="T23" style:family="text">
      <style:text-properties style:font-name="Linux Libertine G" fo:font-size="11pt" officeooo:rsid="04f02142" style:font-size-asian="10.5pt"/>
    </style:style>
    <style:style style:name="T24" style:family="text">
      <style:text-properties style:font-name="Linux Libertine G" fo:font-size="11pt" style:font-size-asian="10.5pt" style:font-weight-asian="normal" style:font-weight-complex="normal"/>
    </style:style>
    <style:style style:name="T25" style:family="text">
      <style:text-properties style:font-name="Linux Libertine G" fo:font-size="11pt" officeooo:rsid="04f02142" style:font-size-asian="10.5pt" style:font-weight-asian="normal" style:font-weight-complex="normal"/>
    </style:style>
    <style:style style:name="T26" style:family="text">
      <style:text-properties style:font-name="Linux Libertine G" fo:font-size="11pt" officeooo:rsid="04da76db" style:font-size-asian="10.5pt"/>
    </style:style>
    <style:style style:name="T27" style:family="text">
      <style:text-properties style:font-name="Linux Libertine G" fo:font-size="11pt" officeooo:rsid="04e090f2" style:font-size-asian="10.5pt"/>
    </style:style>
    <style:style style:name="T28" style:family="text">
      <style:text-properties style:font-name="Linux Libertine G" fo:font-size="11pt" officeooo:rsid="04f5aeb6" style:font-size-asian="10.5pt"/>
    </style:style>
    <style:style style:name="T29" style:family="text">
      <style:text-properties style:font-name="Linux Libertine G" fo:font-size="11pt" fo:font-weight="normal" officeooo:rsid="04d7da5e" style:font-size-asian="10.5pt" style:font-weight-asian="normal" style:font-weight-complex="normal"/>
    </style:style>
    <style:style style:name="T30" style:family="text">
      <style:text-properties style:font-name="Linux Libertine G" fo:font-size="11pt" fo:font-weight="normal" officeooo:rsid="04e090f2" style:font-size-asian="10.5pt" style:font-weight-asian="normal" style:font-weight-complex="normal"/>
    </style:style>
    <style:style style:name="T31" style:family="text">
      <style:text-properties style:font-name="Linux Libertine G" fo:font-size="11pt" fo:font-style="normal" fo:background-color="transparent" loext:char-shading-value="0" style:font-size-asian="10.5pt" style:font-style-asian="normal" style:font-style-complex="normal"/>
    </style:style>
    <style:style style:name="T32" style:family="text">
      <style:text-properties style:font-name="Linux Libertine G" fo:font-size="11pt" fo:font-style="normal" officeooo:rsid="04df3ea2" fo:background-color="transparent" loext:char-shading-value="0" style:font-size-asian="10.5pt" style:font-style-asian="normal" style:font-style-complex="normal"/>
    </style:style>
    <style:style style:name="T33" style:family="text">
      <style:text-properties style:font-name="Linux Libertine G" fo:font-size="11pt" fo:font-style="normal" officeooo:rsid="04e090f2" fo:background-color="transparent" loext:char-shading-value="0" style:font-size-asian="10.5pt" style:font-style-asian="normal" style:font-style-complex="normal"/>
    </style:style>
    <style:style style:name="T34" style:family="text">
      <style:text-properties style:font-name="Linux Libertine G" fo:font-size="11pt" fo:font-style="normal" officeooo:rsid="04d7da5e" fo:background-color="transparent" loext:char-shading-value="0" style:font-size-asian="10.5pt" style:font-style-asian="normal" style:font-style-complex="normal"/>
    </style:style>
    <style:style style:name="T35" style:family="text">
      <style:text-properties style:font-name="Linux Libertine G" fo:font-size="11pt" fo:font-style="normal" officeooo:rsid="04f242c5" fo:background-color="transparent" loext:char-shading-value="0" style:font-size-asian="10.5pt" style:font-style-asian="normal" style:font-style-complex="normal"/>
    </style:style>
    <style:style style:name="T36" style:family="text">
      <style:text-properties style:font-name="Linux Libertine G" fo:font-size="11pt" fo:font-style="normal" officeooo:rsid="04f5aeb6" fo:background-color="transparent" loext:char-shading-value="0" style:font-size-asian="10.5pt" style:font-style-asian="normal" style:font-style-complex="normal"/>
    </style:style>
    <style:style style:name="T37" style:family="text">
      <style:text-properties style:font-name="Linux Libertine G" fo:font-size="11pt" fo:font-style="normal" fo:font-weight="normal" officeooo:rsid="04dc5e13" style:font-size-asian="10.5pt" style:font-style-asian="normal" style:font-weight-asian="normal" style:font-style-complex="normal" style:font-weight-complex="normal"/>
    </style:style>
    <style:style style:name="T38" style:family="text">
      <style:text-properties style:font-name="Linux Libertine G" fo:font-size="11pt" fo:font-style="normal" fo:font-weight="normal" officeooo:rsid="04ecca26" style:font-size-asian="10.5pt" style:font-style-asian="normal" style:font-weight-asian="normal" style:font-style-complex="normal" style:font-weight-complex="normal"/>
    </style:style>
    <style:style style:name="T39" style:family="text">
      <style:text-properties style:font-name="Linux Libertine G" fo:font-size="11pt" fo:font-style="italic" fo:font-weight="normal" officeooo:rsid="04dc5e13" style:font-size-asian="10.5pt" style:font-style-asian="italic" style:font-weight-asian="normal" style:font-style-complex="italic" style:font-weight-complex="normal"/>
    </style:style>
    <style:style style:name="T40" style:family="text">
      <style:text-properties fo:font-variant="normal" fo:text-transform="none" fo:color="#222222" fo:letter-spacing="normal"/>
    </style:style>
    <style:style style:name="T41" style:family="text">
      <style:text-properties fo:font-variant="normal" fo:text-transform="none" fo:color="#222222" fo:letter-spacing="normal" officeooo:rsid="04e7284f"/>
    </style:style>
    <style:style style:name="T42" style:family="text">
      <style:text-properties fo:font-style="normal" style:font-style-asian="normal" style:font-style-complex="normal"/>
    </style:style>
    <style:style style:name="T43" style:family="text">
      <style:text-properties fo:font-style="normal" officeooo:rsid="04d7d7a2" style:font-style-asian="normal" style:font-style-complex="normal"/>
    </style:style>
    <style:style style:name="T44" style:family="text">
      <style:text-properties fo:font-style="normal" officeooo:rsid="04e090f2" style:font-style-asian="normal" style:font-style-complex="normal"/>
    </style:style>
    <style:style style:name="T45" style:family="text">
      <style:text-properties fo:font-style="normal" officeooo:rsid="04e2b66d" style:font-style-asian="normal" style:font-style-complex="normal"/>
    </style:style>
    <style:style style:name="T46" style:family="text">
      <style:text-properties fo:font-style="normal" officeooo:rsid="04f02142" style:font-style-asian="normal" style:font-style-complex="normal"/>
    </style:style>
    <style:style style:name="T47" style:family="text">
      <style:text-properties fo:font-style="normal" officeooo:rsid="04f5aeb6" style:font-style-asian="normal" style:font-style-complex="normal"/>
    </style:style>
    <style:style style:name="T48" style:family="text">
      <style:text-properties fo:font-style="normal" style:font-style-asian="normal" style:font-weight-asian="normal" style:font-style-complex="normal" style:font-weight-complex="normal"/>
    </style:style>
    <style:style style:name="T49" style:family="text">
      <style:text-properties fo:font-style="normal" officeooo:rsid="04dc5e13" style:font-style-asian="normal" style:font-weight-asian="normal" style:font-style-complex="normal" style:font-weight-complex="normal"/>
    </style:style>
    <style:style style:name="T50" style:family="text">
      <style:text-properties fo:font-style="normal" officeooo:rsid="04ecca26" style:font-style-asian="normal" style:font-weight-asian="normal"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4df3ea2" style:font-style-asian="normal" style:font-weight-asian="normal" style:font-style-complex="normal" style:font-weight-complex="normal"/>
    </style:style>
    <style:style style:name="T53" style:family="text">
      <style:text-properties fo:font-style="normal" fo:font-weight="normal" officeooo:rsid="04e94462" style:font-style-asian="normal" style:font-weight-asian="normal" style:font-style-complex="normal" style:font-weight-complex="normal"/>
    </style:style>
    <style:style style:name="T54" style:family="text">
      <style:text-properties fo:font-style="normal" officeooo:rsid="04df3ea2" fo:background-color="transparent" loext:char-shading-value="0" style:font-style-asian="normal" style:font-style-complex="normal"/>
    </style:style>
    <style:style style:name="T55" style:family="text">
      <style:text-properties fo:font-style="normal" officeooo:rsid="04d7da5e" fo:background-color="transparent" loext:char-shading-value="0" style:font-style-asian="normal" style:font-style-complex="normal"/>
    </style:style>
    <style:style style:name="T56" style:family="text">
      <style:text-properties fo:font-style="normal" officeooo:rsid="04e090f2" fo:background-color="transparent" loext:char-shading-value="0" style:font-style-asian="normal" style:font-style-complex="normal"/>
    </style:style>
    <style:style style:name="T57" style:family="text">
      <style:text-properties style:font-weight-asian="normal" style:font-weight-complex="normal"/>
    </style:style>
    <style:style style:name="T58" style:family="text">
      <style:text-properties officeooo:rsid="04d7da5e" style:font-weight-asian="normal" style:font-weight-complex="normal"/>
    </style:style>
    <style:style style:name="T59" style:family="text">
      <style:text-properties officeooo:rsid="04f02142" style:font-weight-asian="normal" style:font-weight-complex="normal"/>
    </style:style>
    <style:style style:name="T60" style:family="text">
      <style:text-properties officeooo:rsid="04dc5e13" style:font-weight-asian="normal" style:font-weight-complex="normal"/>
    </style:style>
    <style:style style:name="T61" style:family="text">
      <style:text-properties officeooo:rsid="04d51283"/>
    </style:style>
    <style:style style:name="T62" style:family="text">
      <style:text-properties officeooo:rsid="04d5d004"/>
    </style:style>
    <style:style style:name="T63" style:family="text">
      <style:text-properties style:font-name="Linux Libertine G2" fo:font-style="italic" style:font-style-asian="italic" style:font-style-complex="italic"/>
    </style:style>
    <style:style style:name="T64" style:family="text">
      <style:text-properties style:font-name="Linux Libertine G2" fo:font-style="italic" officeooo:rsid="04d5d004" style:font-style-asian="italic" style:font-style-complex="italic"/>
    </style:style>
    <style:style style:name="T65" style:family="text">
      <style:text-properties officeooo:rsid="04d7850f"/>
    </style:style>
    <style:style style:name="T66" style:family="text">
      <style:text-properties officeooo:rsid="04d7d7a2"/>
    </style:style>
    <style:style style:name="T67" style:family="text">
      <style:text-properties officeooo:rsid="04da76db"/>
    </style:style>
    <style:style style:name="T68" style:family="text">
      <style:text-properties officeooo:rsid="04dc5e13"/>
    </style:style>
    <style:style style:name="T69" style:family="text">
      <style:text-properties officeooo:rsid="04dd1d19"/>
    </style:style>
    <style:style style:name="T70" style:family="text">
      <style:text-properties officeooo:rsid="04dec4f0"/>
    </style:style>
    <style:style style:name="T71" style:family="text">
      <style:text-properties officeooo:rsid="04df3ea2"/>
    </style:style>
    <style:style style:name="T72" style:family="text">
      <style:text-properties officeooo:rsid="04e02ce6"/>
    </style:style>
    <style:style style:name="T73" style:family="text">
      <style:text-properties officeooo:rsid="04e090f2"/>
    </style:style>
    <style:style style:name="T74" style:family="text">
      <style:text-properties officeooo:rsid="04e49ffe"/>
    </style:style>
    <style:style style:name="T75" style:family="text">
      <style:text-properties officeooo:rsid="04e5dbb1"/>
    </style:style>
    <style:style style:name="T76" style:family="text">
      <style:text-properties officeooo:rsid="04e7284f"/>
    </style:style>
    <style:style style:name="T77" style:family="text">
      <style:text-properties officeooo:rsid="04eae02e"/>
    </style:style>
    <style:style style:name="T78" style:family="text">
      <style:text-properties officeooo:rsid="04eb8418"/>
    </style:style>
    <style:style style:name="T79" style:family="text">
      <style:text-properties officeooo:rsid="04ecca26"/>
    </style:style>
    <style:style style:name="T80" style:family="text">
      <style:text-properties officeooo:rsid="04eea66d"/>
    </style:style>
    <style:style style:name="T81" style:family="text">
      <style:text-properties officeooo:rsid="04f02142"/>
    </style:style>
    <style:style style:name="T82" style:family="text">
      <style:text-properties officeooo:rsid="04f1267a"/>
    </style:style>
    <style:style style:name="T83" style:family="text">
      <style:text-properties officeooo:rsid="04f5aeb6"/>
    </style:style>
    <style:style style:name="T84" style:family="text">
      <style:text-properties officeooo:rsid="04fba4f6"/>
    </style:style>
    <style:style style:name="T85" style:family="text">
      <style:text-properties officeooo:rsid="05025e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text:bookmark-start text:name="__RefHeading___Toc6216_1570332519"/>DRAFT: Proposed UK NHS Natural Language Processing Request Protocol (NLPRP), version 0.0.<text:span text:style-name="T84">2</text:span><text:bookmark-end text:name="__RefHeading___Toc6216_1570332519"/></text:h>
      <text:h text:style-name="Heading_20_1" text:outline-level="1">Authors</text:h>
      <text:p text:style-name="P18">Rudolf Cardinal, University of Cambridge</text:p>
      <text:p text:style-name="P5">XXX and all others welcome! XXX</text:p>
      <text:h text:style-name="P138" text:outline-level="1"><text:bookmark-start text:name="__RefHeading___Toc6218_1570332519"/>Rationale<text:bookmark-end text:name="__RefHeading___Toc6218_1570332519"/></text:h>
      <text:p text:style-name="P3">In the context of research using electronic medical records (EMR) systems, a consideration is the need to derive structured data from free text, using natural language processing (NLP) software.</text:p>
      <text:p text:style-name="P3">However, not all individuals and/or institutions may have the necessary resources to perform bulk NLP as they wish. In particular, there are two common constraints. Firstly, the computing power necessary for NLP can be considerable. Secondly, some NLP programs may be sensitive (for example, by virtue of containing fragments of clinical free text from another institution, used as an exemplar for an algorithm) and thus not widely distributable. Accordingly, there is a need for a client–server NLP framework, and thus for a defined request protocol.</text:p>
      <text:p text:style-name="P4">The protocol is not RESTful.<text:note text:id="ftn1" text:note-class="footnote"><text:note-citation>1</text:note-citation><text:note-body><text:p text:style-name="P124">https://en.wikipedia.org/wiki/Representational_state_transfer</text:p></text:note-body></text:note> In particular, it is not stateless. State can be maintained on the server in between requests, if desired, through the notion of queued requests.</text:p>
      <text:h text:style-name="P138" text:outline-level="1">Communications stack</text:h>
      <text:p text:style-name="P9"><text:span text:style-name="T6">The underlying </text:span><text:span text:style-name="T8">application</text:span><text:span text:style-name="T6"> layer is HTTPS </text:span><text:span text:style-name="T11">(encrypted HTTP), over TCP/IP.</text:span></text:p>
      <text:h text:style-name="Heading_20_1" text:outline-level="1">Request</text:h>
      <text:h text:style-name="P137" text:outline-level="2"><text:span text:style-name="T1">Request f</text:span>ormat</text:h>
      <text:p text:style-name="P10">Requests are always transmitted using the HTTP ‘POST’ method.</text:p>
      <text:list xml:id="list3888527691171792765" text:style-name="L1">
        <text:list-item>
          <text:p text:style-name="P143">Rationale: (1) Some calls modify state on the server, making ‘GET’ inappropriate. (2) Some requests will be large, making GET URL encoding inappropriate. <text:span text:style-name="T80">(2) Many requests involve sensitive data, which should not be encoded into URLs via GET. </text:span>(<text:span text:style-name="T80">4</text:span>) <text:span text:style-name="T80">T</text:span>herefore, all requests are via POST.<text:note text:id="ftn2" text:note-class="footnote"><text:note-citation>2</text:note-citation><text:note-body><text:p text:style-name="P126">http://blog.teamtreehouse.com/the-definitive-guide-to-get-vs-post</text:p></text:note-body></text:note></text:p>
        </text:list-item>
      </text:list>
      <text:p text:style-name="P9">The POST method itself is broad.<text:note text:id="ftn3" text:note-class="footnote"><text:note-citation>3</text:note-citation><text:note-body><text:p text:style-name="P119">https://tools.ietf.org/html/rfc7231#section-4.3.3</text:p></text:note-body></text:note></text:p>
      <text:p text:style-name="P9"><text:span text:style-name="T6">The request content is in JSON,</text:span><text:span text:style-name="T6"><text:note text:id="ftn4" text:note-class="footnote"><text:note-citation>4</text:note-citation><text:note-body><text:p text:style-name="P120">https://www.json.org/</text:p></text:note-body></text:note></text:span><text:span text:style-name="T6"> </text:span><text:span text:style-name="T11">with media type </text:span><text:span text:style-name="Code_5f_inline"><text:span text:style-name="T57">application/json</text:span></text:span><text:span text:style-name="T11">. The encoding can be specified, and will be assumed to be UTF-8 if not specified.</text:span></text:p>
      <text:list xml:id="list621857663815029306" text:style-name="L2">
        <text:list-item>
          <text:p text:style-name="P144"><text:span text:style-name="T11">Rationale: we need a structured notation supporting list types, key–value pair (KVP) types, a null notation, and arbitrary nesting. JSON fulfils this, is simple </text:span><text:span text:style-name="T16">(and thus fast)</text:span><text:span text:style-name="T11">, </text:span><text:span text:style-name="T17">is legible to humans, </text:span><text:span text:style-name="T16">and is widely supported under many programming languages</text:span><text:span text:style-name="T11">. Other formats such as XML require considerably more complex parsing </text:span><text:span text:style-name="T18">and are slower</text:span><text:span text:style-name="T11">.</text:span><text:span text:style-name="T11"><text:note text:id="ftn5" text:note-class="footnote"><text:note-citation>5</text:note-citation><text:note-body><text:p text:style-name="P124">https://en.wikipedia.org/wiki/SOAP</text:p></text:note-body></text:note></text:span></text:p>
        </text:list-item>
      </text:list>
      <text:p text:style-name="P39">Note the JSON terminology:</text:p>
      <text:list xml:id="list6802966175126875020" text:style-name="L3">
        <text:list-item>
          <text:p text:style-name="P145"><text:span text:style-name="T5">Value:</text:span><text:span text:style-name="T51"> one of:</text:span></text:p>
          <text:list>
            <text:list-item>
              <text:p text:style-name="P146"><text:span text:style-name="T11">String:</text:span><text:span text:style-name="T51"> zero or more Unicode characters, wrapped in double quotes, using backslash escapes.</text:span></text:p>
            </text:list-item>
            <text:list-item>
              <text:p text:style-name="P146"><text:span text:style-name="T11">Number:</text:span><text:span text:style-name="T51"> a raw number.</text:span></text:p>
            </text:list-item>
            <text:list-item>
              <text:p text:style-name="P146"><text:span text:style-name="T51">The literals </text:span><text:span text:style-name="Code_5f_inline"><text:span text:style-name="T48">true</text:span></text:span><text:span text:style-name="T51">, </text:span><text:span text:style-name="Code_5f_inline"><text:span text:style-name="T48">false</text:span></text:span><text:span text:style-name="T51">, or </text:span><text:span text:style-name="Code_5f_inline"><text:span text:style-name="T48">null</text:span></text:span><text:span text:style-name="T51">.</text:span></text:p>
            </text:list-item>
            <text:list-item>
              <text:p text:style-name="P146"><text:span text:style-name="T51">An </text:span><text:span text:style-name="T11">object</text:span><text:span text:style-name="T51"> or </text:span><text:span text:style-name="T11">array</text:span><text:span text:style-name="T51">, as below.</text:span></text:p>
            </text:list-item>
          </text:list>
        </text:list-item>
        <text:list-item>
          <text:p text:style-name="P145"><text:span text:style-name="T5">Object: </text:span><text:span text:style-name="T51">a</text:span><text:span text:style-name="T52">n unordered</text:span><text:span text:style-name="T51"> collection of comma-separated KVPs bounded by braces, such as </text:span><text:span text:style-name="Code_5f_inline"><text:span text:style-name="T57">{key1: </text:span></text:span><text:soft-page-break/><text:span text:style-name="Code_5f_inline"><text:span text:style-name="T57">value1, key2: value2}</text:span></text:span><text:span text:style-name="T11">, where the keys are strings. Roughly equivalent to a Python dictionary.</text:span></text:p>
        </text:list-item>
        <text:list-item>
          <text:p text:style-name="P146"><text:span text:style-name="T11">Array: </text:span><text:span text:style-name="T51">a</text:span><text:span text:style-name="T52">n ordered</text:span><text:span text:style-name="T51"> collection of comma-separated values bounded by square brackets, such as </text:span><text:span text:style-name="Code_5f_inline"><text:span text:style-name="T48">[value1, value2]</text:span></text:span><text:span text:style-name="T51">. </text:span><text:span text:style-name="T53">Equivalent to a Python list.</text:span></text:p>
        </text:list-item>
      </text:list>
      <text:p text:style-name="P15"><text:span text:style-name="T51">JSON does </text:span><text:span text:style-name="T11">not</text:span><text:span text:style-name="T51"> in general permit trailing commas in objects and arrays.</text:span></text:p>
      <text:p text:style-name="P16"><text:span text:style-name="T42">Where versions are passed, they are in Semantic Versioning 2.0.0 format.</text:span><text:span text:style-name="T42"><text:note text:id="ftn6" text:note-class="footnote"><text:note-citation>6</text:note-citation><text:note-body><text:p text:style-name="P121">http://www.semver.org/</text:p></text:note-body></text:note></text:span><text:span text:style-name="T42"> </text:span><text:span text:style-name="T51">Semantic versions are strings using a particular format (e.g. </text:span><text:span text:style-name="Code_5f_inline"><text:span text:style-name="T48">"1.2.0"</text:span></text:span><text:span text:style-name="T51">), referred to as a Version henceforth.</text:span></text:p>
      <text:p text:style-name="P17"><text:span text:style-name="T42">Where date/time values are passed, they are in ISO-8601 format</text:span><text:span text:style-name="T45"><text:note text:id="ftn7" text:note-class="footnote"><text:note-citation>7</text:note-citation><text:note-body><text:p text:style-name="P122">https://en.wikipedia.org/wiki/ISO_8601</text:p></text:note-body></text:note></text:span><text:span text:style-name="T42"> and must include all three of: date, time, timezone.</text:span><text:span text:style-name="T51"> (The choice of timezone is immaterial; servers may choose to use UTC throughout.)</text:span></text:p>
      <text:h text:style-name="Heading_20_2" text:outline-level="2"><text:span text:style-name="T1">Request JSON s</text:span>tructure</text:h>
      <text:p text:style-name="P9"><text:span text:style-name="T11">The top-level structure of a request is a </text:span><text:span text:style-name="T15">JSON object</text:span><text:span text:style-name="T11"> with the following key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3">Key</text:p>
          </table:table-cell>
          <table:table-cell table:style-name="Table2.A1" office:value-type="string">
            <text:p text:style-name="P68">JSON type</text:p>
          </table:table-cell>
          <table:table-cell table:style-name="Table2.A1" office:value-type="string">
            <text:p text:style-name="P68">Required?</text:p>
          </table:table-cell>
          <table:table-cell table:style-name="Table2.D1" office:value-type="string">
            <text:p text:style-name="P68">Description</text:p>
          </table:table-cell>
        </table:table-row>
        <table:table-row>
          <table:table-cell table:style-name="Table2.A2" office:value-type="string">
            <text:p text:style-name="P75"><text:span text:style-name="Code_5f_inline">protocol</text:span></text:p>
          </table:table-cell>
          <table:table-cell table:style-name="Table2.A2" office:value-type="string">
            <text:p text:style-name="P46">Object</text:p>
          </table:table-cell>
          <table:table-cell table:style-name="Table2.A2" office:value-type="string">
            <text:p text:style-name="P46">Mandatory</text:p>
          </table:table-cell>
          <table:table-cell table:style-name="Table2.D2" office:value-type="string">
            <text:p text:style-name="P46">Details of the NLPRP protocol that the client is using, with keys:</text:p>
            <text:list xml:id="list1758154613289472987" text:style-name="L4">
              <text:list-item>
                <text:p text:style-name="P128"><text:span text:style-name="Code_5f_inline">name</text:span> <text:span text:style-name="T83">(s</text:span>tring<text:span text:style-name="T83">):</text:span> Must be <text:span text:style-name="Code_5f_inline">"nlprp"</text:span>. Case insensitive.</text:p>
              </text:list-item>
              <text:list-item>
                <text:p text:style-name="P129"><text:span text:style-name="Code_5f_inline">version</text:span><text:span text:style-name="T83"> (s</text:span>tring<text:span text:style-name="T83">):</text:span> <text:span text:style-name="T66">The Version of the NLPRP protocol that the client is using. </text:span><text:span text:style-name="T4">Currently: 0.0.1.</text:span></text:p>
              </text:list-item>
            </text:list>
          </table:table-cell>
        </table:table-row>
        <table:table-row>
          <table:table-cell table:style-name="Table2.A2" office:value-type="string">
            <text:p text:style-name="P78"><text:span text:style-name="Code_5f_inline">authentication</text:span></text:p>
          </table:table-cell>
          <table:table-cell table:style-name="Table2.A2" office:value-type="string">
            <text:p text:style-name="P46">Object</text:p>
          </table:table-cell>
          <table:table-cell table:style-name="Table2.A2" office:value-type="string">
            <text:p text:style-name="P46">Optional</text:p>
          </table:table-cell>
          <table:table-cell table:style-name="Table2.D2" office:value-type="string">
            <text:p text:style-name="P46">Authentication details, for hosts not supporting anonymous requests. Keys <text:span text:style-name="T80">for username/password authentication</text:span>:</text:p>
            <text:list xml:id="list875631799437865363" text:style-name="L5">
              <text:list-item>
                <text:p text:style-name="P130"><text:span text:style-name="Code_5f_inline">username</text:span> <text:span text:style-name="T83">(s</text:span>tring<text:span text:style-name="T83">):</text:span> <text:span text:style-name="T61">Username.</text:span></text:p>
              </text:list-item>
              <text:list-item>
                <text:p text:style-name="P130"><text:span text:style-name="Code_5f_inline">password</text:span> <text:span text:style-name="T83">(s</text:span>tring<text:span text:style-name="T83">):</text:span> Password.</text:p>
              </text:list-item>
            </text:list>
          </table:table-cell>
        </table:table-row>
        <table:table-row>
          <table:table-cell table:style-name="Table2.A2" office:value-type="string">
            <text:p text:style-name="P72"><text:span text:style-name="Code_5f_inline">echo</text:span><text:span text:style-name="Code_5f_inline"><text:span text:style-name="T66">_</text:span></text:span><text:span text:style-name="Code_5f_inline">request</text:span></text:p>
          </table:table-cell>
          <table:table-cell table:style-name="Table2.A2" office:value-type="string">
            <text:p text:style-name="P46">Value</text:p>
          </table:table-cell>
          <table:table-cell table:style-name="Table2.A2" office:value-type="string">
            <text:p text:style-name="P46">Optional</text:p>
          </table:table-cell>
          <table:table-cell table:style-name="Table2.D2" office:value-type="string">
            <text:p text:style-name="P45">If present, the value of this field will be part of the reply as the <text:span text:style-name="Code_5f_inline">echo</text:span> value.</text:p>
          </table:table-cell>
        </table:table-row>
        <table:table-row>
          <table:table-cell table:style-name="Table2.A2" office:value-type="string">
            <text:p text:style-name="P72"><text:span text:style-name="Code_5f_inline">command</text:span></text:p>
          </table:table-cell>
          <table:table-cell table:style-name="Table2.A2" office:value-type="string">
            <text:p text:style-name="P46">String</text:p>
          </table:table-cell>
          <table:table-cell table:style-name="Table2.A2" office:value-type="string">
            <text:p text:style-name="P46">Mandatory</text:p>
          </table:table-cell>
          <table:table-cell table:style-name="Table2.D2" office:value-type="string">
            <text:p text:style-name="P45">NLPRP command, as below.</text:p>
          </table:table-cell>
        </table:table-row>
        <table:table-row>
          <table:table-cell table:style-name="Table2.A2" office:value-type="string">
            <text:p text:style-name="P78"><text:span text:style-name="Code_5f_inline">args</text:span></text:p>
          </table:table-cell>
          <table:table-cell table:style-name="Table2.A2" office:value-type="string">
            <text:p text:style-name="P46">Value</text:p>
          </table:table-cell>
          <table:table-cell table:style-name="Table2.A2" office:value-type="string">
            <text:p text:style-name="P46">Optional</text:p>
          </table:table-cell>
          <table:table-cell table:style-name="Table2.D2" office:value-type="string">
            <text:p text:style-name="P46">Arguments to the command.</text:p>
          </table:table-cell>
        </table:table-row>
      </table:table>
      <text:p text:style-name="P26"/>
      <text:p text:style-name="P19">JSON does not care about whitespace in formatting, and neither the client nor the server are under any obligation as to how they format their JSON.</text:p>
      <text:h text:style-name="Heading_20_1" text:outline-level="1">Response</text:h>
      <text:h text:style-name="Heading_20_2" text:outline-level="2"><text:span text:style-name="T1">Response f</text:span>ormat</text:h>
      <text:p text:style-name="P13">The request is returned <text:span text:style-name="T70">over HTTP </text:span>as media type <text:span text:style-name="T6">application/json</text:span><text:span text:style-name="T11">. </text:span><text:span text:style-name="T12">The encoding </text:span><text:span text:style-name="T7">should</text:span><text:span text:style-name="T12"> be specified </text:span><text:span text:style-name="T11">(e.g. </text:span><text:span text:style-name="Code_5f_inline"><text:span text:style-name="T57">application/json; charset=utf-8</text:span></text:span><text:span text:style-name="T12">, and will be assumed to be UTF-8 if not specified.</text:span></text:p>
      <text:h text:style-name="Heading_20_2" text:outline-level="2"><text:span text:style-name="T1">Response JSON s</text:span>tructure</text:h>
      <text:p text:style-name="P13">The top-level structure of a response is a <text:span text:style-name="T1">JSON object</text:span> with the following key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4">Key</text:p>
          </table:table-cell>
          <table:table-cell table:style-name="Table3.A1" office:value-type="string">
            <text:p text:style-name="P68">JSON type</text:p>
          </table:table-cell>
          <table:table-cell table:style-name="Table3.A1" office:value-type="string">
            <text:p text:style-name="P68">Required?</text:p>
          </table:table-cell>
          <table:table-cell table:style-name="Table3.D1" office:value-type="string">
            <text:p text:style-name="P68">Description</text:p>
          </table:table-cell>
        </table:table-row>
        <table:table-row>
          <table:table-cell table:style-name="Table3.A2" office:value-type="string">
            <text:p text:style-name="P80"><text:span text:style-name="Code_5f_inline"><text:span text:style-name="T57">status</text:span></text:span></text:p>
          </table:table-cell>
          <table:table-cell table:style-name="Table3.A2" office:value-type="string">
            <text:p text:style-name="P55">Value</text:p>
          </table:table-cell>
          <table:table-cell table:style-name="Table3.A2" office:value-type="string">
            <text:p text:style-name="P48">Mandatory</text:p>
          </table:table-cell>
          <table:table-cell table:style-name="Table3.D2" office:value-type="string">
            <text:p text:style-name="P56">An integer matching the HTTP status code. <text:span text:style-name="T79">Will be in the range [200, 299] for success.</text:span></text:p>
          </table:table-cell>
        </table:table-row>
        <table:table-row>
          <table:table-cell table:style-name="Table3.A2" office:value-type="string">
            <text:p text:style-name="P80"><text:span text:style-name="Code_5f_inline"><text:span text:style-name="T57">errors</text:span></text:span></text:p>
          </table:table-cell>
          <table:table-cell table:style-name="Table3.A2" office:value-type="string">
            <text:p text:style-name="P55">Array</text:p>
          </table:table-cell>
          <table:table-cell table:style-name="Table3.A2" office:value-type="string">
            <text:p text:style-name="P55">Optional</text:p>
          </table:table-cell>
          <table:table-cell table:style-name="Table3.D2" office:value-type="string">
            <text:p text:style-name="P55">If the <text:span text:style-name="T79">status is not in the range [200, 299], one or more errors will be given. Each error is an object with at least the following keys:</text:span></text:p>
            <text:list xml:id="list40160903905085557" text:style-name="L6">
              <text:list-item>
                <text:p text:style-name="P133"><text:span text:style-name="Code_5f_inline">code</text:span><text:span text:style-name="Code_5f_inline"><text:span text:style-name="T22"> </text:span></text:span><text:span text:style-name="Code_5f_inline"><text:span text:style-name="T28">(integer or </text:span></text:span><text:span text:style-name="Code_5f_inline"><text:span text:style-name="T83">null</text:span></text:span><text:span text:style-name="Code_5f_inline"><text:span text:style-name="T28">):</text:span></text:span><text:span text:style-name="Code_5f_inline"><text:span text:style-name="T22"> error code</text:span></text:span></text:p>
              </text:list-item>
              <text:list-item>
                <text:p text:style-name="P133"><text:span text:style-name="Code_5f_inline">message</text:span> <text:span text:style-name="T83">(string): </text:span>brief textual description of the error</text:p>
              </text:list-item>
              <text:list-item>
                <text:p text:style-name="P133"><text:soft-page-break/><text:span text:style-name="Code_5f_inline">description</text:span> <text:span text:style-name="T83">(string): </text:span>more detail</text:p>
              </text:list-item>
            </text:list>
          </table:table-cell>
        </table:table-row>
        <table:table-row>
          <table:table-cell table:style-name="Table3.A2" office:value-type="string">
            <text:p text:style-name="P75"><text:span text:style-name="Code_5f_inline"><text:span text:style-name="T57">protoco</text:span></text:span><text:span text:style-name="Code_5f_inline"><text:span text:style-name="T58">l</text:span></text:span></text:p>
          </table:table-cell>
          <table:table-cell table:style-name="Table3.A2" office:value-type="string">
            <text:p text:style-name="P46">Object</text:p>
          </table:table-cell>
          <table:table-cell table:style-name="Table3.A2" office:value-type="string">
            <text:p text:style-name="P46">Mandatory</text:p>
          </table:table-cell>
          <table:table-cell table:style-name="Table3.D2" office:value-type="string">
            <text:p text:style-name="P46">Details of the NLPRP protocol that the server is using. Keys:</text:p>
            <text:list xml:id="list154436630236712" text:continue-list="list1758154613289472987" text:style-name="L4">
              <text:list-item>
                <text:p text:style-name="P129"><text:span text:style-name="Code_5f_inline">name</text:span> <text:span text:style-name="T83">(s</text:span>tring<text:span text:style-name="T83">):</text:span> Must be <text:span text:style-name="Code_5f_inline">"nlprp"</text:span>. Case insensitive.</text:p>
              </text:list-item>
              <text:list-item>
                <text:p text:style-name="P129"><text:span text:style-name="Code_5f_inline">version</text:span> <text:span text:style-name="T83">(s</text:span>tring<text:span text:style-name="T83">):</text:span> <text:span text:style-name="T66">The Version of the NLPRP protocol that the client is using. </text:span><text:span text:style-name="T4">Currently: 0.0.1.</text:span></text:p>
              </text:list-item>
            </text:list>
          </table:table-cell>
        </table:table-row>
        <table:table-row>
          <table:table-cell table:style-name="Table3.A2" office:value-type="string">
            <text:p text:style-name="P82"><text:span text:style-name="Code_5f_inline">server</text:span><text:span text:style-name="Code_5f_inline"><text:span text:style-name="T66">_info</text:span></text:span></text:p>
          </table:table-cell>
          <table:table-cell table:style-name="Table3.A2" office:value-type="string">
            <text:p text:style-name="P46">Object</text:p>
          </table:table-cell>
          <table:table-cell table:style-name="Table3.A2" office:value-type="string">
            <text:p text:style-name="P46">Mandatory</text:p>
          </table:table-cell>
          <table:table-cell table:style-name="Table3.D2" office:value-type="string">
            <text:p text:style-name="P46">Details of the NLPRP server. Keys:</text:p>
            <text:list xml:id="list154436081789336" text:continue-numbering="true" text:style-name="L4">
              <text:list-item>
                <text:p text:style-name="P129"><text:span text:style-name="Code_5f_inline">name</text:span> <text:span text:style-name="T83">(s</text:span>tring<text:span text:style-name="T83">):</text:span> Name of the NLPRP server software in use.</text:p>
              </text:list-item>
              <text:list-item>
                <text:p text:style-name="P129"><text:span text:style-name="Code_5f_inline">version</text:span> <text:span text:style-name="T83">(s</text:span>tring<text:span text:style-name="T83">):</text:span> <text:span text:style-name="T66">The </text:span><text:span text:style-name="T43">Version </text:span><text:span text:style-name="T42">of the NLPRP server software.</text:span></text:p>
              </text:list-item>
            </text:list>
          </table:table-cell>
        </table:table-row>
        <table:table-row>
          <table:table-cell table:style-name="Table3.A2" office:value-type="string">
            <text:p text:style-name="P72"><text:span text:style-name="Code_5f_inline"><text:span text:style-name="T57">echo</text:span></text:span></text:p>
          </table:table-cell>
          <table:table-cell table:style-name="Table3.A2" office:value-type="string">
            <text:p text:style-name="P46">Value</text:p>
          </table:table-cell>
          <table:table-cell table:style-name="Table3.A2" office:value-type="string">
            <text:p text:style-name="P46">Optional</text:p>
          </table:table-cell>
          <table:table-cell table:style-name="Table3.D2" office:value-type="string">
            <text:p text:style-name="P44">If the <text:span text:style-name="Code_5f_inline">echorequest</text:span> <text:span text:style-name="T65">key</text:span> was present in the request, its <text:span text:style-name="T65">associated value is returned as the value for </text:span><text:span text:style-name="Code_5f_inline"><text:span text:style-name="T65">echo</text:span></text:span><text:span text:style-name="T65">.</text:span></text:p>
          </table:table-cell>
        </table:table-row>
      </table:table>
      <text:p text:style-name="P30"/>
      <text:h text:style-name="Heading_20_1" text:outline-level="1"><text:span text:style-name="T62">NLPRP c</text:span>ommands</text:h>
      <text:h text:style-name="Heading_20_2" text:outline-level="2">list_processors</text:h>
      <text:p text:style-name="P18">No additional parameters are required.</text:p>
      <text:p text:style-name="P18">This command lists the NLP processor available to the requestor. (This might be a subset of all NLP processors on the server, depending on the authentication and <text:span text:style-name="T83">the</text:span> permissions <text:span text:style-name="T83">granted by the </text:span>serve<text:span text:style-name="T83">r</text:span>.)</text:p>
      <text:p text:style-name="P37">The relevant part of the response i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6">Key</text:p>
          </table:table-cell>
          <table:table-cell table:style-name="Table6.A1" office:value-type="string">
            <text:p text:style-name="P69">JSON type</text:p>
          </table:table-cell>
          <table:table-cell table:style-name="Table6.A1" office:value-type="string">
            <text:p text:style-name="P69">Required?</text:p>
          </table:table-cell>
          <table:table-cell table:style-name="Table6.D1" office:value-type="string">
            <text:p text:style-name="P69">Description</text:p>
          </table:table-cell>
        </table:table-row>
        <table:table-row>
          <table:table-cell table:style-name="Table6.A2" office:value-type="string">
            <text:p text:style-name="P81"><text:span text:style-name="Code_5f_inline"><text:span text:style-name="T59">processors</text:span></text:span></text:p>
          </table:table-cell>
          <table:table-cell table:style-name="Table6.A2" office:value-type="string">
            <text:p text:style-name="P60">Array</text:p>
          </table:table-cell>
          <table:table-cell table:style-name="Table6.A2" office:value-type="string">
            <text:p text:style-name="P47">Mandatory</text:p>
          </table:table-cell>
          <table:table-cell table:style-name="Table6.D2" office:value-type="string">
            <text:p text:style-name="P60">An array of objects. Each object has the following keys:</text:p>
            <text:list xml:id="list7682664694226626499" text:style-name="L7">
              <text:list-item>
                <text:p text:style-name="P131"><text:span text:style-name="Code_5f_inline">name</text:span> <text:span text:style-name="T81">(s</text:span>tring<text:span text:style-name="T81">):</text:span> the <text:span text:style-name="T73">server’s </text:span>name <text:span text:style-name="T73">for </text:span>the processor.</text:p>
              </text:list-item>
              <text:list-item>
                <text:p text:style-name="P131"><text:span text:style-name="Code_5f_inline"><text:span text:style-name="T73">title</text:span></text:span><text:span text:style-name="Code_5f_inline"><text:span text:style-name="T22"> </text:span></text:span><text:span text:style-name="Code_5f_inline"><text:span text:style-name="T23">(s</text:span></text:span><text:span text:style-name="Code_5f_inline"><text:span text:style-name="T22">tring</text:span></text:span><text:span text:style-name="Code_5f_inline"><text:span text:style-name="T23">):</text:span></text:span> <text:span text:style-name="T81">generally, </text:span>the <text:span text:style-name="T73">processor’s name for itself</text:span>.</text:p>
              </text:list-item>
              <text:list-item>
                <text:p text:style-name="P131"><text:span text:style-name="Code_5f_inline">version</text:span><text:span text:style-name="Code_5f_inline"><text:span text:style-name="T22"> </text:span></text:span><text:span text:style-name="Code_5f_inline"><text:span text:style-name="T23">(s</text:span></text:span><text:span text:style-name="Code_5f_inline"><text:span text:style-name="T22">tring</text:span></text:span><text:span text:style-name="Code_5f_inline"><text:span text:style-name="T23">):</text:span></text:span> the Version of the processor.</text:p>
              </text:list-item>
              <text:list-item>
                <text:p text:style-name="P131"><text:span text:style-name="Code_5f_inline"><text:span text:style-name="T57">description</text:span></text:span><text:span text:style-name="Code_5f_inline"><text:span text:style-name="T24"> </text:span></text:span><text:span text:style-name="Code_5f_inline"><text:span text:style-name="T25">(s</text:span></text:span><text:span text:style-name="Code_5f_inline"><text:span text:style-name="T24">tring</text:span></text:span><text:span text:style-name="Code_5f_inline"><text:span text:style-name="T25">):</text:span></text:span><text:span text:style-name="T11"> a description of the processor.</text:span></text:p>
              </text:list-item>
            </text:list>
          </table:table-cell>
        </table:table-row>
      </table:table>
      <text:p text:style-name="P40"/>
      <text:h text:style-name="Heading_20_3" text:outline-level="3"><text:span text:style-name="T1">Request e</text:span>xample</text:h>
      <text:p text:style-name="P14">A full request as sent over TCP/IP might be as follows, being sent to <text:span text:style-name="Code_5f_inline">https://myserver.mydomain/nlp</text:span>:</text:p>
      <text:p text:style-name="P118">POST /nlp HTTP/1.1</text:p>
      <text:p text:style-name="P118">Host: myserver.mydomain</text:p>
      <text:p text:style-name="P118">Content-Type: application/json; charset=utf-8</text:p>
      <text:p text:style-name="P118">Content-Length: <text:span text:style-name="T63">&lt;length_goes_here&gt;</text:span></text:p>
      <text:p text:style-name="P118"/>
      <text:p text:style-name="P118">{</text:p>
      <text:p text:style-name="P118"><text:s text:c="4"/>"<text:span text:style-name="T66">protocol</text:span>": <text:span text:style-name="T1">{</text:span></text:p>
      <text:p text:style-name="P118"><text:s text:c="8"/>"<text:span text:style-name="T1">name</text:span>": "<text:span text:style-name="T1">nlprp</text:span>",</text:p>
      <text:p text:style-name="P118"><text:s text:c="8"/>"<text:span text:style-name="T1">version</text:span>": "<text:span text:style-name="T66">0.0.1</text:span>"</text:p>
      <text:p text:style-name="P118"><text:s text:c="4"/><text:span text:style-name="T1">},</text:span></text:p>
      <text:p text:style-name="P118"><text:s text:c="4"/>"<text:span text:style-name="T1">authentication</text:span>": <text:span text:style-name="T1">{</text:span></text:p>
      <text:p text:style-name="P118"><text:s text:c="8"/>"username": "myuser",</text:p>
      <text:p text:style-name="P118"><text:s text:c="8"/>"password": "mypassword"</text:p>
      <text:p text:style-name="P118"><text:s text:c="4"/><text:span text:style-name="T1">},</text:span></text:p>
      <text:p text:style-name="P118"><text:s text:c="4"/>"echorequest": {</text:p>
      <text:p text:style-name="P118"><text:s text:c="8"/>"my_request_reference": 12347,</text:p>
      <text:p text:style-name="P118"><text:s text:c="8"/>"some_other_data_as_list": [3, 6]</text:p>
      <text:p text:style-name="P118"><text:s text:c="4"/>},</text:p>
      <text:p text:style-name="P118"><text:s text:c="4"/>"command": <text:s/>"list_processors"</text:p>
      <text:p text:style-name="P118">}</text:p>
      <text:h text:style-name="Heading_20_3" text:outline-level="3"><text:soft-page-break/><text:span text:style-name="T1">Response e</text:span>xample</text:h>
      <text:p text:style-name="P14"><text:span text:style-name="T11">For the specimen request above, the reply </text:span><text:span text:style-name="T14">sent over TCP/IP </text:span><text:span text:style-name="T11">might look like this:</text:span></text:p>
      <text:p text:style-name="P101">HTTP/1.1 200 OK</text:p>
      <text:p text:style-name="P101">Date: Mon, 13 Nov 2017 09:50:59 GMT</text:p>
      <text:p text:style-name="P101">Server: Apache/2.4.23 (Ubuntu)</text:p>
      <text:p text:style-name="P101">Content-Type: application/json; charset=utf-8</text:p>
      <text:p text:style-name="P101">Content-Length:<text:span text:style-name="T62"> </text:span><text:span text:style-name="T64">&lt;length_goes_here&gt;</text:span></text:p>
      <text:p text:style-name="P101"/>
      <text:p text:style-name="P101">{</text:p>
      <text:p text:style-name="P103"><text:s text:c="4"/><text:span text:style-name="T62">"status": 200,</text:span></text:p>
      <text:p text:style-name="P94"><text:s text:c="4"/>"<text:span text:style-name="T66">protocol</text:span>": <text:span text:style-name="T1">{</text:span></text:p>
      <text:p text:style-name="P94"><text:s text:c="8"/>"<text:span text:style-name="T1">name</text:span>": "<text:span text:style-name="T1">nlprp</text:span>",</text:p>
      <text:p text:style-name="P94"><text:s text:c="8"/>"<text:span text:style-name="T1">version</text:span>": "<text:span text:style-name="T66">0.0.1</text:span>"</text:p>
      <text:p text:style-name="P94"><text:s text:c="4"/><text:span text:style-name="T1">},</text:span></text:p>
      <text:p text:style-name="P101"><text:s text:c="4"/><text:span text:style-name="T62">"</text:span>server<text:span text:style-name="T66">_info": </text:span>{</text:p>
      <text:p text:style-name="P101"><text:s text:c="8"/><text:span text:style-name="T62">"</text:span>name<text:span text:style-name="T62">": "</text:span>My NLPRP server software<text:span text:style-name="T62">",</text:span></text:p>
      <text:p text:style-name="P101"><text:s text:c="8"/><text:span text:style-name="T62">"</text:span>version<text:span text:style-name="T62">": "</text:span>0.0.1<text:span text:style-name="T62">"</text:span></text:p>
      <text:p text:style-name="P101"><text:s text:c="4"/>},</text:p>
      <text:p text:style-name="P94"><text:s text:c="4"/>"echo": {</text:p>
      <text:p text:style-name="P94"><text:s text:c="8"/>"my_request_reference": 12347,</text:p>
      <text:p text:style-name="P94"><text:s text:c="8"/>"some_other_data_as_list": [3, 6]</text:p>
      <text:p text:style-name="P94"><text:s text:c="4"/>},</text:p>
      <text:p text:style-name="P101"><text:s text:c="4"/><text:span text:style-name="T62">"</text:span>processors<text:span text:style-name="T62">": </text:span>[</text:p>
      <text:p text:style-name="P101"><text:span text:style-name="T62"><text:s text:c="8"/></text:span>{</text:p>
      <text:p text:style-name="P101"><text:s text:c="12"/><text:span text:style-name="T62">"</text:span>name<text:span text:style-name="T62">": "</text:span>gate_medication<text:span text:style-name="T62">",</text:span></text:p>
      <text:p text:style-name="P101"><text:s text:c="12"/><text:span text:style-name="T62">"title": "SLAM BRC GATE-based medication finder",</text:span></text:p>
      <text:p text:style-name="P101"><text:s text:c="12"/><text:span text:style-name="T62">"</text:span>version<text:span text:style-name="T62">": "</text:span>1.2.0<text:span text:style-name="T62">",</text:span></text:p>
      <text:p text:style-name="P101"><text:s text:c="12"/><text:span text:style-name="T62">"</text:span>description<text:span text:style-name="T62">": "</text:span>Finds drug names<text:span text:style-name="T62">"</text:span></text:p>
      <text:p text:style-name="P101"><text:s text:c="8"/>},</text:p>
      <text:p text:style-name="P101"><text:s text:c="8"/>{</text:p>
      <text:p text:style-name="P101"><text:span text:style-name="T62"><text:s text:c="12"/>"</text:span>name<text:span text:style-name="T62">": "</text:span>python_c_reactive_protein<text:span text:style-name="T62">",</text:span></text:p>
      <text:p text:style-name="P101"><text:s text:c="12"/><text:span text:style-name="T62">"title": "Cardinal RN (2017) CRATE CRP finder",</text:span></text:p>
      <text:p text:style-name="P101"><text:s text:c="12"/><text:span text:style-name="T62">"</text:span>version<text:span text:style-name="T62">": "</text:span>0.1.3<text:span text:style-name="T62">",</text:span></text:p>
      <text:p text:style-name="P101"><text:s text:c="12"/><text:span text:style-name="T62">"</text:span>description<text:span text:style-name="T62">": "</text:span>Finds C-reactive protein (CRP) values<text:span text:style-name="T62">"</text:span></text:p>
      <text:p text:style-name="P101"><text:s text:c="8"/>}</text:p>
      <text:p text:style-name="P101"><text:s text:c="4"/>]</text:p>
      <text:p text:style-name="P101">}</text:p>
      <text:p text:style-name="P41"/>
      <text:h text:style-name="Heading_20_2" text:outline-level="2">process</text:h>
      <text:p text:style-name="P20"><text:span text:style-name="T1">This command is the central NLP processing request. The important detail is passed in the top-level </text:span><text:span text:style-name="Code_5f_inline"><text:span text:style-name="T1">args</text:span></text:span><text:span text:style-name="T1"> parameter, where </text:span><text:span text:style-name="Code_5f_inline"><text:span text:style-name="T1">args</text:span></text:span><text:span text:style-name="T1"> is an object with the following structure:</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5">Key</text:p>
          </table:table-cell>
          <table:table-cell table:style-name="Table4.A1" office:value-type="string">
            <text:p text:style-name="P68">JSON type</text:p>
          </table:table-cell>
          <table:table-cell table:style-name="Table4.A1" office:value-type="string">
            <text:p text:style-name="P68">Required?</text:p>
          </table:table-cell>
          <table:table-cell table:style-name="Table4.D1" office:value-type="string">
            <text:p text:style-name="P68">Description</text:p>
          </table:table-cell>
        </table:table-row>
        <table:table-row>
          <table:table-cell table:style-name="Table4.A2" office:value-type="string">
            <text:p text:style-name="P76"><text:span text:style-name="Code_5f_inline"><text:span text:style-name="T1">processors</text:span></text:span></text:p>
          </table:table-cell>
          <table:table-cell table:style-name="Table4.A2" office:value-type="string">
            <text:p text:style-name="P46">Array</text:p>
          </table:table-cell>
          <table:table-cell table:style-name="Table4.A2" office:value-type="string">
            <text:p text:style-name="P46">Mandatory</text:p>
          </table:table-cell>
          <table:table-cell table:style-name="Table4.D2" office:value-type="string">
            <text:p text:style-name="P84">A<text:span text:style-name="T71">n array of objects, each with the following keys:</text:span></text:p>
            <text:list xml:id="list3423426700701755124" text:style-name="L8">
              <text:list-item>
                <text:p text:style-name="P135"><text:span text:style-name="Code_5f_inline"><text:span text:style-name="T54">name</text:span></text:span><text:span text:style-name="T32"> </text:span><text:span text:style-name="T36">(s</text:span><text:span text:style-name="T34">tring</text:span><text:span text:style-name="T36">): the </text:span><text:span text:style-name="T32">name of an </text:span><text:span text:style-name="T34">NLP processor to apply to the text </text:span><text:span text:style-name="T33">(</text:span><text:span text:style-name="T34">match</text:span><text:span text:style-name="T36">ing</text:span><text:span text:style-name="T34"> </text:span><text:span text:style-name="T33">one of </text:span><text:span text:style-name="T34">the names given by the server via the </text:span><text:span text:style-name="Code_5f_inline"><text:span text:style-name="T55">list_processors</text:span></text:span><text:span text:style-name="T34"> command</text:span><text:span text:style-name="T33">)</text:span><text:span text:style-name="T34">.</text:span></text:p>
              </text:list-item>
              <text:list-item>
                <text:p text:style-name="P136"><text:span text:style-name="Code_5f_inline"><text:span text:style-name="T56">args</text:span></text:span><text:span text:style-name="T33">: optional key whose value is a JSON value considered to be arguments to the processor (for future expansion).</text:span></text:p>
              </text:list-item>
            </text:list>
          </table:table-cell>
        </table:table-row>
        <table:table-row>
          <table:table-cell table:style-name="Table4.A2" office:value-type="string">
            <text:p text:style-name="P73"><text:span text:style-name="Code_5f_inline"><text:span text:style-name="T67">queue</text:span></text:span></text:p>
          </table:table-cell>
          <table:table-cell table:style-name="Table4.A2" office:value-type="string">
            <text:p text:style-name="P46">Boolean value <text:span text:style-name="T67">(</text:span><text:span text:style-name="Code_5f_inline"><text:span text:style-name="T67">true</text:span></text:span><text:span text:style-name="T67"> or </text:span><text:span text:style-name="Code_5f_inline"><text:span text:style-name="T67">false</text:span></text:span><text:span text:style-name="T67">)</text:span></text:p>
          </table:table-cell>
          <table:table-cell table:style-name="Table4.A2" office:value-type="string">
            <text:p text:style-name="P46">Optional <text:span text:style-name="T67">(default </text:span><text:span text:style-name="Code_5f_inline"><text:span text:style-name="T67">false</text:span></text:span><text:span text:style-name="T67">)</text:span></text:p>
          </table:table-cell>
          <table:table-cell table:style-name="Table4.D2" office:value-type="string">
            <text:list xml:id="list8042064703976973318" text:style-name="L9">
              <text:list-item>
                <text:p text:style-name="P134"><text:span text:style-name="T20">If </text:span><text:span text:style-name="Code_5f_inline"><text:span text:style-name="T20">true</text:span></text:span><text:span text:style-name="T20">, </text:span><text:span text:style-name="T21">adds the request to the server’s processing queue, and returns a response giving queue information, or refuses the request</text:span><text:span text:style-name="T20">. </text:span><text:span text:style-name="T21">See the </text:span><text:span text:style-name="Code_5f_inline"><text:span text:style-name="T21">show_queue</text:span></text:span><text:span text:style-name="T21"> and </text:span><text:span text:style-name="Code_5f_inline"><text:span text:style-name="T21">fetch_from_queue</text:span></text:span><text:span text:style-name="T21"> commands below.</text:span></text:p>
              </text:list-item>
              <text:list-item>
                <text:p text:style-name="P134"><text:span text:style-name="T20">If </text:span><text:span text:style-name="Code_5f_inline"><text:span text:style-name="T20">false</text:span></text:span><text:span text:style-name="T20">, </text:span><text:span text:style-name="T21">performs NLP immediately and returns the processing result</text:span><text:span text:style-name="T20">.</text:span></text:p>
              </text:list-item>
            </text:list>
            <text:p text:style-name="P87">(Note, however, that the server can refuse to serve either immediate or delayed results depending on its preference.)</text:p>
          </table:table-cell>
        </table:table-row>
        <table:table-row>
          <table:table-cell table:style-name="Table4.A2" office:value-type="string">
            <text:p text:style-name="P79"><text:span text:style-name="Code_5f_inline">include_text</text:span></text:p>
          </table:table-cell>
          <table:table-cell table:style-name="Table4.A2" office:value-type="string">
            <text:p text:style-name="P46">Boolean <text:soft-page-break/>value <text:span text:style-name="T67">(</text:span><text:span text:style-name="Code_5f_inline"><text:span text:style-name="T67">true</text:span></text:span><text:span text:style-name="T67"> or </text:span><text:span text:style-name="Code_5f_inline"><text:span text:style-name="T67">false</text:span></text:span><text:span text:style-name="T67">)</text:span></text:p>
          </table:table-cell>
          <table:table-cell table:style-name="Table4.A2" office:value-type="string">
            <text:p text:style-name="P46">Optional <text:soft-page-break/><text:span text:style-name="T67">(default </text:span><text:span text:style-name="Code_5f_inline"><text:span text:style-name="T67">false</text:span></text:span><text:span text:style-name="T67">)</text:span></text:p>
          </table:table-cell>
          <table:table-cell table:style-name="Table4.D2" office:value-type="string">
            <text:p text:style-name="P50"><text:span text:style-name="T20">If </text:span><text:span text:style-name="Code_5f_inline"><text:span text:style-name="T20">true</text:span></text:span><text:span text:style-name="T20">, includes the source text in the reply.</text:span></text:p>
          </table:table-cell>
        </table:table-row>
        <table:table-row>
          <table:table-cell table:style-name="Table4.A2" office:value-type="string">
            <text:p text:style-name="P83"><text:span text:style-name="Code_5f_inline"><text:span text:style-name="T1">content</text:span></text:span></text:p>
          </table:table-cell>
          <table:table-cell table:style-name="Table4.A2" office:value-type="string">
            <text:p text:style-name="P46">Array</text:p>
          </table:table-cell>
          <table:table-cell table:style-name="Table4.A2" office:value-type="string">
            <text:p text:style-name="P46">Mandatory</text:p>
          </table:table-cell>
          <table:table-cell table:style-name="Table4.D2" office:value-type="string">
            <text:p text:style-name="P85">A list of JSON objects representing text to be parsed, with optional associated metadata. Each object has the following keys:</text:p>
            <text:list xml:id="list3005743195781622512" text:style-name="L10">
              <text:list-item>
                <text:p text:style-name="P132"><text:span text:style-name="Code_5f_inline"><text:span text:style-name="T42">text</text:span></text:span><text:span text:style-name="T42"> </text:span><text:span text:style-name="T47">(s</text:span><text:span text:style-name="T42">tring, </text:span><text:span text:style-name="T47">mandatory):</text:span><text:span text:style-name="T42"> The actual text to parse.</text:span></text:p>
              </text:list-item>
              <text:list-item>
                <text:p text:style-name="P132"><text:span text:style-name="Code_5f_inline"><text:span text:style-name="T42">metadata</text:span></text:span><text:span text:style-name="T42"> </text:span><text:span text:style-name="T47">(value, optional): </text:span><text:span text:style-name="T42">The metadata will be returned verbatim with the results.</text:span></text:p>
              </text:list-item>
            </text:list>
          </table:table-cell>
        </table:table-row>
      </table:table>
      <text:p text:style-name="P21"/>
      <text:h text:style-name="Heading_20_3" text:outline-level="3">Immediate processing</text:h>
      <text:p text:style-name="P21"><text:span text:style-name="T68">The response to a successful non-queued </text:span><text:span text:style-name="Code_5f_inline"><text:span text:style-name="T68">process</text:span></text:span><text:span text:style-name="T68"> command </text:span>has the following format (on top of the basic response structur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6">Key</text:p>
          </table:table-cell>
          <table:table-cell table:style-name="Table7.A1" office:value-type="string">
            <text:p text:style-name="P69">JSON type</text:p>
          </table:table-cell>
          <table:table-cell table:style-name="Table7.A1" office:value-type="string">
            <text:p text:style-name="P69">Required?</text:p>
          </table:table-cell>
          <table:table-cell table:style-name="Table7.D1" office:value-type="string">
            <text:p text:style-name="P69">Description</text:p>
          </table:table-cell>
        </table:table-row>
        <table:table-row>
          <table:table-cell table:style-name="Table7.A2" office:value-type="string">
            <text:p text:style-name="P81"><text:span text:style-name="Code_5f_inline"><text:span text:style-name="T59">results</text:span></text:span></text:p>
          </table:table-cell>
          <table:table-cell table:style-name="Table7.A2" office:value-type="string">
            <text:p text:style-name="P60">Array</text:p>
          </table:table-cell>
          <table:table-cell table:style-name="Table7.A2" office:value-type="string">
            <text:p text:style-name="P47">Mandatory</text:p>
          </table:table-cell>
          <table:table-cell table:style-name="Table7.D2" office:value-type="string">
            <text:p text:style-name="P88"><text:span text:style-name="T22">An array of objects </text:span><text:span text:style-name="T26">in the same order as </text:span><text:span text:style-name="Code_5f_inline"><text:span text:style-name="T67">content</text:span></text:span><text:span text:style-name="T26">, with each object having the following format:</text:span></text:p>
            <text:list xml:id="list7759250596899794023" text:style-name="L11">
              <text:list-item>
                <text:p text:style-name="P147"><text:span text:style-name="Code_5f_inline"><text:span text:style-name="T67">metadata</text:span></text:span><text:span text:style-name="T67"> (optional): a copy of the text-specific metadata provided in the request</text:span></text:p>
              </text:list-item>
              <text:list-item>
                <text:p text:style-name="P148"><text:span text:style-name="Code_5f_inline">text</text:span> <text:span text:style-name="T81">(string, optional)</text:span>; if <text:span text:style-name="Code_5f_inline">include_text</text:span> was true, the source text is included here.</text:p>
              </text:list-item>
              <text:list-item>
                <text:p text:style-name="P149"><text:span text:style-name="Code_5f_inline">processors</text:span>: <text:span text:style-name="T83">array</text:span> of objects in the same order as the <text:span text:style-name="Code_5f_inline">processors</text:span> parameter in the request, and whose keys are:</text:p>
                <text:list>
                  <text:list-item>
                    <text:p text:style-name="P148"><text:span text:style-name="Code_5f_inline"><text:span text:style-name="T68">name</text:span></text:span> <text:span text:style-name="T81">(string):</text:span> <text:span text:style-name="T44">name of the processor (as per </text:span><text:span text:style-name="Code_5f_inline"><text:span text:style-name="T44">list_processors</text:span></text:span><text:span text:style-name="T44">)</text:span></text:p>
                  </text:list-item>
                  <text:list-item>
                    <text:p text:style-name="P148"><text:span text:style-name="Code_5f_inline"><text:span text:style-name="T44">title</text:span></text:span><text:span text:style-name="T42"> </text:span><text:span text:style-name="T46">(string):</text:span><text:span text:style-name="T44"> title of the processor (as per </text:span><text:span text:style-name="Code_5f_inline"><text:span text:style-name="T44">list_processors</text:span></text:span><text:span text:style-name="T44">)</text:span></text:p>
                  </text:list-item>
                  <text:list-item>
                    <text:p text:style-name="P148"><text:span text:style-name="Code_5f_inline"><text:span text:style-name="T44">version</text:span></text:span><text:span text:style-name="T42"> </text:span><text:span text:style-name="T46">(string):</text:span><text:span text:style-name="T44"> Version of the processor (as per </text:span><text:span text:style-name="Code_5f_inline"><text:span text:style-name="T44">list_processors</text:span></text:span><text:span text:style-name="T44">)</text:span></text:p>
                  </text:list-item>
                  <text:list-item>
                    <text:p text:style-name="P148"><text:span text:style-name="Code_5f_inline"><text:span text:style-name="T60">results</text:span></text:span><text:span text:style-name="T29">: </text:span><text:span text:style-name="T30">array of objects (typically one per NLP result) each with a format </text:span><text:span text:style-name="T39">defined by the processor itself.</text:span></text:p>
                  </text:list-item>
                </text:list>
              </text:list-item>
            </text:list>
          </table:table-cell>
        </table:table-row>
      </table:table>
      <text:p text:style-name="P23"/>
      <text:p text:style-name="P22"><text:span text:style-name="T69">R</text:span>emember that a single piece of source text can generate zero, one, or many <text:span text:style-name="T69">NLP </text:span>matches <text:span text:style-name="T69">from each processor</text:span>; and that a single NLP “match” can involve highly structured results, <text:span text:style-name="T69">but typically involves one set of key/value pairs.</text:span></text:p>
      <text:p text:style-name="P24">An example exchange using immediate processing <text:span text:style-name="T69">follows. The request sends three pieces of text with metadata, and requests two processors to be run on each of them. (Neither processor takes any arguments.)</text:span></text:p>
      <text:p text:style-name="P90">POST /nlp HTTP/1.1</text:p>
      <text:p text:style-name="P90">Host: myserver.mydomain</text:p>
      <text:p text:style-name="P90">Content-Type: application/json; charset=utf-8</text:p>
      <text:p text:style-name="P90">Content-Length: <text:span text:style-name="T63">&lt;length_goes_here&gt;</text:span></text:p>
      <text:p text:style-name="P90"/>
      <text:p text:style-name="P90">{</text:p>
      <text:p text:style-name="P90"><text:s text:c="4"/>"<text:span text:style-name="T66">protocol</text:span>": <text:span text:style-name="T1">{</text:span></text:p>
      <text:p text:style-name="P90"><text:s text:c="8"/>"<text:span text:style-name="T1">name</text:span>": "<text:span text:style-name="T1">nlprp</text:span>",</text:p>
      <text:p text:style-name="P90"><text:s text:c="8"/>"<text:span text:style-name="T1">version</text:span>": "<text:span text:style-name="T66">0.0.1</text:span>"</text:p>
      <text:p text:style-name="P90"><text:s text:c="4"/><text:span text:style-name="T1">},</text:span></text:p>
      <text:p text:style-name="P90"><text:s text:c="4"/>"<text:span text:style-name="T1">authentication</text:span>": <text:span text:style-name="T1">{</text:span></text:p>
      <text:p text:style-name="P90"><text:s text:c="8"/>"username": "myuser",</text:p>
      <text:p text:style-name="P90"><text:s text:c="8"/>"password": "mypassword"</text:p>
      <text:p text:style-name="P90"><text:s text:c="4"/><text:span text:style-name="T1">},</text:span></text:p>
      <text:p text:style-name="P90"><text:soft-page-break/><text:s text:c="4"/>"echorequest": {</text:p>
      <text:p text:style-name="P90"><text:s text:c="8"/>"my_request_reference": <text:span text:style-name="T68">7171</text:span>,</text:p>
      <text:p text:style-name="P90"><text:s text:c="8"/>"some_other_data": "<text:span text:style-name="T68">hello</text:span>",</text:p>
      <text:p text:style-name="P90"><text:s text:c="4"/>},</text:p>
      <text:p text:style-name="P90"><text:s text:c="4"/>"command": <text:s/>"<text:span text:style-name="T68">process</text:span>",</text:p>
      <text:p text:style-name="P90"><text:s text:c="4"/>"<text:span text:style-name="T68">args</text:span>": <text:span text:style-name="T68">{</text:span></text:p>
      <text:p text:style-name="P90"><text:s text:c="8"/>"<text:span text:style-name="T68">processors</text:span>": <text:span text:style-name="T68">[</text:span></text:p>
      <text:p text:style-name="P93"><text:s text:c="12"/><text:span text:style-name="T73">{</text:span></text:p>
      <text:p text:style-name="P93"><text:s text:c="16"/>"<text:span text:style-name="T73">name</text:span>": "<text:span text:style-name="T68">gate_medication</text:span>",</text:p>
      <text:p text:style-name="P93"><text:s text:c="12"/><text:span text:style-name="T73">},</text:span></text:p>
      <text:p text:style-name="P93"><text:s text:c="12"/><text:span text:style-name="T73">{</text:span></text:p>
      <text:p text:style-name="P93"><text:s text:c="16"/>"<text:span text:style-name="T73">name</text:span>": "<text:span text:style-name="T68">python_c_reactive_protein</text:span>",</text:p>
      <text:p text:style-name="P93"><text:s text:c="12"/><text:span text:style-name="T73">},</text:span></text:p>
      <text:p text:style-name="P116"><text:s text:c="8"/>],</text:p>
      <text:p text:style-name="P90"><text:s text:c="8"/>"<text:span text:style-name="T68">queue</text:span>": <text:span text:style-name="T68">false,</text:span></text:p>
      <text:p text:style-name="P90"><text:s text:c="8"/>"<text:span text:style-name="T68">include_text</text:span>": <text:span text:style-name="T68">false,</text:span></text:p>
      <text:p text:style-name="P90"><text:s text:c="8"/>"<text:span text:style-name="T68">content</text:span>": <text:span text:style-name="T68">[</text:span></text:p>
      <text:p text:style-name="P90"><text:s text:c="12"/><text:span text:style-name="T68">{</text:span></text:p>
      <text:p text:style-name="P90"><text:s text:c="16"/>"<text:span text:style-name="T68">metadata</text:span>"<text:span text:style-name="T68">: {</text:span>"<text:span text:style-name="T68">myfield</text:span>": "<text:span text:style-name="T68">progress_notes</text:span>"<text:span text:style-name="T68">, </text:span>"<text:span text:style-name="T68">pk</text:span>": <text:span text:style-name="T68">12345},</text:span></text:p>
      <text:p text:style-name="P90"><text:s text:c="16"/>"<text:span text:style-name="T68">text</text:span>"<text:span text:style-name="T68">: </text:span>"<text:span text:style-name="T68">My old man’s a dustman. He wears a dustman’s hat.</text:span>"</text:p>
      <text:p text:style-name="P90"><text:s text:c="12"/><text:span text:style-name="T68">},</text:span></text:p>
      <text:p text:style-name="P90"><text:s text:c="12"/><text:span text:style-name="T68">{</text:span></text:p>
      <text:p text:style-name="P90"><text:s text:c="16"/>"<text:span text:style-name="T68">metadata</text:span>"<text:span text:style-name="T68">: {</text:span>"<text:span text:style-name="T68">myfield</text:span>": "<text:span text:style-name="T68">progress_notes</text:span>"<text:span text:style-name="T68">, </text:span>"<text:span text:style-name="T68">pk</text:span>": <text:span text:style-name="T68">23456},</text:span></text:p>
      <text:p text:style-name="P90"><text:s text:c="16"/>"<text:span text:style-name="T68">text</text:span>"<text:span text:style-name="T68">: </text:span>"<text:span text:style-name="T68">Dr Bloggs started aripiprazole 5mg od today.</text:span>"</text:p>
      <text:p text:style-name="P90"><text:s text:c="12"/><text:span text:style-name="T68">},</text:span></text:p>
      <text:p text:style-name="P90"><text:s text:c="12"/><text:span text:style-name="T68">{</text:span></text:p>
      <text:p text:style-name="P90"><text:s text:c="16"/>"<text:span text:style-name="T68">metadata</text:span>"<text:span text:style-name="T68">: {</text:span>"<text:span text:style-name="T68">myfield</text:span>": "<text:span text:style-name="T68">clinical_docs</text:span>"<text:span text:style-name="T68">, </text:span>"<text:span text:style-name="T68">pk</text:span>": <text:span text:style-name="T68">777},</text:span></text:p>
      <text:p text:style-name="P90"><text:s text:c="16"/>"<text:span text:style-name="T68">text</text:span>"<text:span text:style-name="T68">: </text:span>"<text:span text:style-name="T68">CRP 45; concern about UTI. No longer on prednisolone. Has started co-amoxiclav 625mg tds.</text:span>"</text:p>
      <text:p text:style-name="P90"><text:s text:c="12"/><text:span text:style-name="T68">}</text:span></text:p>
      <text:p text:style-name="P90"><text:s text:c="8"/><text:span text:style-name="T68">]</text:span></text:p>
      <text:p text:style-name="P90"><text:s text:c="4"/><text:span text:style-name="T68">}</text:span></text:p>
      <text:p text:style-name="P90">}</text:p>
      <text:p text:style-name="P24"/>
      <text:p text:style-name="P25">Here’s the response. The first piece of text generates no hits for either processor. The second generates a hit for the ‘medication’ processor. The third generates a hit for ‘CRP’ and two drugs.</text:p>
      <text:p text:style-name="P99">HTTP/1.1 200 OK</text:p>
      <text:p text:style-name="P99">Date: Mon, 13 Nov 2017 09:50:59 GMT</text:p>
      <text:p text:style-name="P99">Server: Apache/2.4.23 (Ubuntu)</text:p>
      <text:p text:style-name="P99">Content-Type: application/json; charset=utf-8</text:p>
      <text:p text:style-name="P99">Content-Length:<text:span text:style-name="T62"> </text:span><text:span text:style-name="T64">&lt;length_goes_here&gt;</text:span></text:p>
      <text:p text:style-name="P99"/>
      <text:p text:style-name="P99">{</text:p>
      <text:p text:style-name="P104"><text:s text:c="4"/><text:span text:style-name="T62">"status": 200,</text:span></text:p>
      <text:p text:style-name="P96"><text:s text:c="4"/>"<text:span text:style-name="T66">protocol</text:span>": <text:span text:style-name="T1">{</text:span></text:p>
      <text:p text:style-name="P91"><text:s text:c="8"/>"<text:span text:style-name="T1">name</text:span>": "<text:span text:style-name="T1">nlprp</text:span>",</text:p>
      <text:p text:style-name="P91"><text:s text:c="8"/>"<text:span text:style-name="T1">version</text:span>": "<text:span text:style-name="T66">0.0.1</text:span>"</text:p>
      <text:p text:style-name="P91"><text:s text:c="4"/><text:span text:style-name="T1">},</text:span></text:p>
      <text:p text:style-name="P99"><text:s text:c="4"/><text:span text:style-name="T62">"</text:span>server<text:span text:style-name="T66">_info": </text:span>{</text:p>
      <text:p text:style-name="P99"><text:s text:c="8"/><text:span text:style-name="T62">"</text:span>name<text:span text:style-name="T62">": "</text:span>My NLPRP server software<text:span text:style-name="T62">",</text:span></text:p>
      <text:p text:style-name="P99"><text:s text:c="8"/><text:span text:style-name="T62">"</text:span>version<text:span text:style-name="T62">": "</text:span>0.0.1<text:span text:style-name="T62">"</text:span></text:p>
      <text:p text:style-name="P99"><text:s text:c="4"/>},</text:p>
      <text:p text:style-name="P91"><text:s text:c="4"/>"echo": {</text:p>
      <text:p text:style-name="P91"><text:s text:c="8"/>"my_request_reference": <text:span text:style-name="T68">7171</text:span>,</text:p>
      <text:p text:style-name="P91"><text:s text:c="8"/>"some_other_data": "<text:span text:style-name="T68">hello</text:span>",</text:p>
      <text:p text:style-name="P91"><text:s text:c="4"/>},</text:p>
      <text:p text:style-name="P99"><text:s text:c="4"/><text:span text:style-name="T62">"results": </text:span>[</text:p>
      <text:p text:style-name="P91"><text:s text:c="8"/><text:span text:style-name="T68">{</text:span></text:p>
      <text:p text:style-name="P91"><text:s text:c="12"/>"<text:span text:style-name="T68">metadata</text:span>"<text:span text:style-name="T68">: {</text:span>"<text:span text:style-name="T68">myfield</text:span>": "<text:span text:style-name="T68">progress_notes</text:span>"<text:span text:style-name="T68">, </text:span>"<text:span text:style-name="T68">pk</text:span>": <text:span text:style-name="T68">12345},</text:span></text:p>
      <text:p text:style-name="P91"><text:s text:c="12"/>"<text:span text:style-name="T68">processors</text:span>"<text:span text:style-name="T68">: [</text:span></text:p>
      <text:p text:style-name="P91"><text:s text:c="16"/><text:span text:style-name="T73">{</text:span></text:p>
      <text:p text:style-name="P101"><text:s text:c="20"/><text:span text:style-name="T62">"</text:span>name<text:span text:style-name="T62">": "</text:span>gate_medication<text:span text:style-name="T62">",</text:span></text:p>
      <text:p text:style-name="P101"><text:s text:c="20"/><text:span text:style-name="T62">"title": "SLAM BRC GATE-based medication finder",</text:span></text:p>
      <text:p text:style-name="P101"><text:s text:c="20"/><text:span text:style-name="T62">"</text:span>version<text:span text:style-name="T62">": "</text:span>1.2.0<text:span text:style-name="T62">",</text:span></text:p>
      <text:p text:style-name="P102"><text:s text:c="20"/><text:span text:style-name="T62">"results": []</text:span></text:p>
      <text:p text:style-name="P95"><text:s text:c="16"/><text:span text:style-name="T73">},</text:span></text:p>
      <text:p text:style-name="P94"><text:s text:c="16"/><text:span text:style-name="T73">{</text:span></text:p>
      <text:p text:style-name="P101"><text:span text:style-name="T62"><text:s text:c="20"/>"</text:span>name<text:span text:style-name="T62">": "</text:span>python_c_reactive_protein<text:span text:style-name="T62">",</text:span></text:p>
      <text:p text:style-name="P101"><text:s text:c="20"/><text:span text:style-name="T62">"title": "Cardinal RN (2017) CRATE CRP finder",</text:span></text:p>
      <text:p text:style-name="P101"><text:s text:c="20"/><text:span text:style-name="T62">"</text:span>version<text:span text:style-name="T62">": "</text:span>0.1.3<text:span text:style-name="T62">",</text:span></text:p>
      <text:p text:style-name="P102"><text:s text:c="20"/><text:span text:style-name="T62">"results": []</text:span></text:p>
      <text:p text:style-name="P95"><text:soft-page-break/><text:s text:c="16"/><text:span text:style-name="T73">},</text:span></text:p>
      <text:p text:style-name="P91"><text:s text:c="12"/><text:span text:style-name="T73">]</text:span></text:p>
      <text:p text:style-name="P91"><text:s text:c="8"/><text:span text:style-name="T68">},</text:span></text:p>
      <text:p text:style-name="P91"><text:s text:c="8"/><text:span text:style-name="T68">{</text:span></text:p>
      <text:p text:style-name="P91"><text:s text:c="12"/>"<text:span text:style-name="T68">metadata</text:span>"<text:span text:style-name="T68">: {</text:span>"<text:span text:style-name="T68">myfield</text:span>": "<text:span text:style-name="T68">progress_notes</text:span>"<text:span text:style-name="T68">, </text:span>"<text:span text:style-name="T68">pk</text:span>": <text:span text:style-name="T68">23456},</text:span></text:p>
      <text:p text:style-name="P94"><text:s text:c="12"/>"<text:span text:style-name="T68">processors</text:span>"<text:span text:style-name="T68">: [</text:span></text:p>
      <text:p text:style-name="P94"><text:s text:c="16"/><text:span text:style-name="T73">{</text:span></text:p>
      <text:p text:style-name="P101"><text:s text:c="20"/><text:span text:style-name="T62">"</text:span>name<text:span text:style-name="T62">": "</text:span>gate_medication<text:span text:style-name="T62">",</text:span></text:p>
      <text:p text:style-name="P101"><text:s text:c="20"/><text:span text:style-name="T62">"title": "SLAM BRC GATE-based medication finder",</text:span></text:p>
      <text:p text:style-name="P101"><text:s text:c="20"/><text:span text:style-name="T62">"</text:span>version<text:span text:style-name="T62">": "</text:span>1.2.0<text:span text:style-name="T62">",</text:span></text:p>
      <text:p text:style-name="P101"><text:s text:c="20"/><text:span text:style-name="T62">"results": [</text:span></text:p>
      <text:p text:style-name="P94"><text:s text:c="24"/><text:span text:style-name="T68">{</text:span></text:p>
      <text:p text:style-name="P94"><text:s text:c="28"/>"<text:span text:style-name="T68">drug</text:span>": "<text:span text:style-name="T68">aripiprazole</text:span>",</text:p>
      <text:p text:style-name="P94"><text:s text:c="28"/>"<text:span text:style-name="T68">drug_type</text:span>": "<text:span text:style-name="T68">BNF_generic</text:span>",</text:p>
      <text:p text:style-name="P94"><text:s text:c="28"/>"<text:span text:style-name="T68">dose</text:span>": "<text:span text:style-name="T68">5mg</text:span>",</text:p>
      <text:p text:style-name="P94"><text:s text:c="28"/>"<text:span text:style-name="T68">dose_value</text:span>": <text:span text:style-name="T68">5</text:span>,</text:p>
      <text:p text:style-name="P94"><text:s text:c="28"/>"<text:span text:style-name="T68">dose_unit</text:span>": "<text:span text:style-name="T68">mg</text:span>",</text:p>
      <text:p text:style-name="P94"><text:s text:c="28"/>"<text:span text:style-name="T68">dose_multiple</text:span>": <text:span text:style-name="T68">1</text:span>,</text:p>
      <text:p text:style-name="P94"><text:s text:c="28"/>"<text:span text:style-name="T68">route</text:span>": <text:span text:style-name="T68">null</text:span>,</text:p>
      <text:p text:style-name="P94"><text:s text:c="28"/>"<text:span text:style-name="T68">status</text:span>": "<text:span text:style-name="T68">start</text:span>",</text:p>
      <text:p text:style-name="P94"><text:s text:c="28"/>"<text:span text:style-name="T68">tense</text:span>": "<text:span text:style-name="T68">present</text:span>"</text:p>
      <text:p text:style-name="P94"><text:s text:c="24"/><text:span text:style-name="T68">}</text:span></text:p>
      <text:p text:style-name="P94"><text:s text:c="20"/>]</text:p>
      <text:p text:style-name="P94"><text:s text:c="16"/><text:span text:style-name="T73">},</text:span></text:p>
      <text:p text:style-name="P94"><text:s text:c="16"/><text:span text:style-name="T73">{</text:span></text:p>
      <text:p text:style-name="P101"><text:span text:style-name="T62"><text:s text:c="20"/>"</text:span>name<text:span text:style-name="T62">": "</text:span>python_c_reactive_protein<text:span text:style-name="T62">",</text:span></text:p>
      <text:p text:style-name="P101"><text:s text:c="20"/><text:span text:style-name="T62">"title": "Cardinal RN (2017) CRATE CRP finder",</text:span></text:p>
      <text:p text:style-name="P101"><text:s text:c="20"/><text:span text:style-name="T62">"</text:span>version<text:span text:style-name="T62">": "</text:span>0.1.3<text:span text:style-name="T62">",</text:span></text:p>
      <text:p text:style-name="P102"><text:s text:c="20"/><text:span text:style-name="T62">"results": []</text:span></text:p>
      <text:p text:style-name="P94"><text:s text:c="16"/><text:span text:style-name="T73">},</text:span></text:p>
      <text:p text:style-name="P94"><text:s text:c="12"/><text:span text:style-name="T73">]</text:span></text:p>
      <text:p text:style-name="P91"><text:s text:c="8"/><text:span text:style-name="T68">},</text:span></text:p>
      <text:p text:style-name="P91"><text:s text:c="8"/><text:span text:style-name="T68">{</text:span></text:p>
      <text:p text:style-name="P91"><text:s text:c="12"/>"<text:span text:style-name="T68">metadata</text:span>"<text:span text:style-name="T68">: {</text:span>"<text:span text:style-name="T68">myfield</text:span>": "<text:span text:style-name="T68">clinical_docs</text:span>"<text:span text:style-name="T68">, </text:span>"<text:span text:style-name="T68">pk</text:span>": <text:span text:style-name="T68">777},</text:span></text:p>
      <text:p text:style-name="P94"><text:s text:c="12"/>"<text:span text:style-name="T68">processors</text:span>"<text:span text:style-name="T68">: [</text:span></text:p>
      <text:p text:style-name="P94"><text:s text:c="16"/><text:span text:style-name="T73">{</text:span></text:p>
      <text:p text:style-name="P101"><text:s text:c="20"/><text:span text:style-name="T62">"</text:span>name<text:span text:style-name="T62">": "</text:span>gate_medication<text:span text:style-name="T62">",</text:span></text:p>
      <text:p text:style-name="P101"><text:s text:c="20"/><text:span text:style-name="T62">"title": "SLAM BRC GATE-based medication finder",</text:span></text:p>
      <text:p text:style-name="P101"><text:s text:c="20"/><text:span text:style-name="T62">"</text:span>version<text:span text:style-name="T62">": "</text:span>1.2.0<text:span text:style-name="T62">",</text:span></text:p>
      <text:p text:style-name="P101"><text:s text:c="20"/><text:span text:style-name="T62">"results": [</text:span></text:p>
      <text:p text:style-name="P95"><text:s text:c="24"/><text:span text:style-name="T68">{</text:span></text:p>
      <text:p text:style-name="P95"><text:s text:c="28"/>"<text:span text:style-name="T68">drug</text:span>": "<text:span text:style-name="T68">prednisolone</text:span>",</text:p>
      <text:p text:style-name="P95"><text:s text:c="28"/>"<text:span text:style-name="T68">drug_type</text:span>": "<text:span text:style-name="T68">BNF_generic</text:span>",</text:p>
      <text:p text:style-name="P95"><text:s text:c="28"/>"<text:span text:style-name="T68">dose</text:span>": <text:span text:style-name="T68">null</text:span>,</text:p>
      <text:p text:style-name="P95"><text:s text:c="28"/>"<text:span text:style-name="T68">dose_value</text:span>": <text:span text:style-name="T68">null</text:span>,</text:p>
      <text:p text:style-name="P95"><text:s text:c="28"/>"<text:span text:style-name="T68">dose_unit</text:span>": <text:span text:style-name="T68">null</text:span>,</text:p>
      <text:p text:style-name="P95"><text:s text:c="28"/>"<text:span text:style-name="T68">dose_multiple</text:span>": <text:span text:style-name="T68">null</text:span>,</text:p>
      <text:p text:style-name="P95"><text:s text:c="28"/>"<text:span text:style-name="T68">route</text:span>": <text:span text:style-name="T68">null</text:span>,</text:p>
      <text:p text:style-name="P95"><text:s text:c="28"/>"<text:span text:style-name="T68">status</text:span>": "<text:span text:style-name="T68">stop</text:span>",</text:p>
      <text:p text:style-name="P95"><text:s text:c="28"/>"<text:span text:style-name="T68">tense</text:span>": <text:s/><text:span text:style-name="T68">null</text:span></text:p>
      <text:p text:style-name="P95"><text:s text:c="24"/><text:span text:style-name="T68">},</text:span></text:p>
      <text:p text:style-name="P95"><text:s text:c="24"/><text:span text:style-name="T68">{</text:span></text:p>
      <text:p text:style-name="P95"><text:s text:c="28"/>"<text:span text:style-name="T68">drug</text:span>": "<text:span text:style-name="T68">co-amoxiclav</text:span>",</text:p>
      <text:p text:style-name="P95"><text:s text:c="28"/>"<text:span text:style-name="T68">drug_type</text:span>": "<text:span text:style-name="T68">BNF_generic</text:span>",</text:p>
      <text:p text:style-name="P95"><text:s text:c="28"/>"<text:span text:style-name="T68">dose</text:span>": "<text:span text:style-name="T68">625mg</text:span>",</text:p>
      <text:p text:style-name="P95"><text:s text:c="28"/>"<text:span text:style-name="T68">dose_value</text:span>": <text:span text:style-name="T68">625</text:span>,</text:p>
      <text:p text:style-name="P95"><text:s text:c="28"/>"<text:span text:style-name="T68">dose_unit</text:span>": "<text:span text:style-name="T68">mg</text:span>",</text:p>
      <text:p text:style-name="P95"><text:s text:c="28"/>"<text:span text:style-name="T68">dose_multiple</text:span>": <text:span text:style-name="T68">1</text:span>,</text:p>
      <text:p text:style-name="P95"><text:s text:c="28"/>"<text:span text:style-name="T68">route</text:span>": "<text:span text:style-name="T68">po</text:span>",</text:p>
      <text:p text:style-name="P95"><text:s text:c="28"/>"<text:span text:style-name="T68">status</text:span>": "<text:span text:style-name="T68">start</text:span>",</text:p>
      <text:p text:style-name="P95"><text:s text:c="28"/>"<text:span text:style-name="T68">tense</text:span>": "<text:span text:style-name="T68">present</text:span>"</text:p>
      <text:p text:style-name="P95"><text:s text:c="24"/><text:span text:style-name="T68">}</text:span></text:p>
      <text:p text:style-name="P95"><text:s text:c="20"/>]</text:p>
      <text:p text:style-name="P94"><text:s text:c="16"/><text:span text:style-name="T73">},</text:span></text:p>
      <text:p text:style-name="P94"><text:s text:c="16"/><text:span text:style-name="T73">{</text:span></text:p>
      <text:p text:style-name="P101"><text:span text:style-name="T62"><text:s text:c="20"/>"</text:span>name<text:span text:style-name="T62">": "</text:span>python_c_reactive_protein<text:span text:style-name="T62">",</text:span></text:p>
      <text:p text:style-name="P101"><text:s text:c="20"/><text:span text:style-name="T62">"title": "Cardinal RN (2017) CRATE CRP finder",</text:span></text:p>
      <text:p text:style-name="P101"><text:s text:c="20"/><text:span text:style-name="T62">"</text:span>version<text:span text:style-name="T62">": "</text:span>0.1.3<text:span text:style-name="T62">",</text:span></text:p>
      <text:p text:style-name="P102"><text:s text:c="20"/><text:span text:style-name="T62">"results": [</text:span></text:p>
      <text:p text:style-name="P95"><text:s text:c="24"/><text:span text:style-name="T68">{</text:span></text:p>
      <text:p text:style-name="P95"><text:s text:c="28"/>"<text:span text:style-name="T69">startpos</text:span>": <text:span text:style-name="T69">1</text:span>,</text:p>
      <text:p text:style-name="P95"><text:s text:c="28"/>"<text:span text:style-name="T69">endpos</text:span>": <text:span text:style-name="T69">7</text:span>,</text:p>
      <text:p text:style-name="P95"><text:s text:c="28"/>"<text:span text:style-name="T69">variable_name</text:span>": "<text:span text:style-name="T69">CRP</text:span>",</text:p>
      <text:p text:style-name="P95"><text:soft-page-break/><text:s text:c="28"/>"<text:span text:style-name="T69">variable_text</text:span>": "<text:span text:style-name="T69">CRP</text:span>",</text:p>
      <text:p text:style-name="P95"><text:s text:c="28"/>"<text:span text:style-name="T69">relation</text:span>": "",</text:p>
      <text:p text:style-name="P95"><text:s text:c="28"/>"<text:span text:style-name="T69">value_text</text:span>": "<text:span text:style-name="T69">45</text:span>",</text:p>
      <text:p text:style-name="P95"><text:s text:c="28"/>"<text:span text:style-name="T68">units</text:span>": "",</text:p>
      <text:p text:style-name="P95"><text:s text:c="28"/>"<text:span text:style-name="T69">value_mg_l</text:span>": <text:span text:style-name="T69">45</text:span>,</text:p>
      <text:p text:style-name="P95"><text:s text:c="28"/>"<text:span text:style-name="T69">tense_text</text:span>": "",</text:p>
      <text:p text:style-name="P95"><text:s text:c="28"/>"<text:span text:style-name="T68">tense</text:span>": "<text:span text:style-name="T68">present</text:span>"</text:p>
      <text:p text:style-name="P95"><text:s text:c="24"/><text:span text:style-name="T68">}</text:span></text:p>
      <text:p text:style-name="P95"><text:s text:c="20"/>]</text:p>
      <text:p text:style-name="P94"><text:s text:c="16"/><text:span text:style-name="T73">},</text:span></text:p>
      <text:p text:style-name="P94"><text:s text:c="12"/><text:span text:style-name="T73">]</text:span></text:p>
      <text:p text:style-name="P91"><text:s text:c="8"/><text:span text:style-name="T68">}</text:span></text:p>
      <text:p text:style-name="P99"><text:s text:c="4"/>]</text:p>
      <text:p text:style-name="P99">}</text:p>
      <text:p text:style-name="P25"/>
      <text:p text:style-name="P25">Note that the two NLP processors are returning different sets of information, in a processor-specific way.</text:p>
      <text:h text:style-name="Heading_20_3" text:outline-level="3">Queued processing</text:h>
      <text:p text:style-name="P27">NLP can be slow. <text:span text:style-name="T67">Non-queued commands require that the server performs all the NLP requested within the HTTP timeout period, </text:span>which may not be feasible; therefore, the protocol supports queuing. With a queued process request, the server takes the data, says “thanks, I’m thinking about it”, and the client can check back later. When the client checks back, the server might have data to offer it or may still be busy.</text:p>
      <text:p text:style-name="P21"><text:span text:style-name="T76">One </text:span>risk of queued commands is to the server: clients may send NLP requests faster than the server can handle them. <text:span text:style-name="T71">Therefore, the protocol allows the server to refuse queued requests.</text:span></text:p>
      <text:p text:style-name="P32"><text:span text:style-name="T76">Another thing to note is that immediate requests may or may not require the raw text to “touch down” somewhere on the server </text:span><text:span text:style-name="T40">— </text:span><text:span text:style-name="T41">what the server does is up to it — but typically, “immediate” requests require minimal (e.g. in-memory) storage of the raw text, whilst “queued” requests inevitably require that the server store the text (e.g. on disk, perhaps in a database) for the lifetime of the queue request.</text:span></text:p>
      <text:h text:style-name="Heading_20_3" text:outline-level="3">Initial <text:span text:style-name="T71">successful </text:span>response to process command with queued = true</text:h>
      <text:p text:style-name="P27">The initial response has an HTTP <text:span text:style-name="T79">status </text:span>code <text:span text:style-name="T79">of 202 (Accepted) </text:span>and <text:span text:style-name="T79">a </text:span>top-level key of <text:span text:style-name="Code_5f_inline">queue_id</text:span>, whose value is a string. Like this:</text:p>
      <text:p text:style-name="P100">HTTP/1.1 <text:span text:style-name="T6">20</text:span><text:span text:style-name="T10">2 Accepted</text:span></text:p>
      <text:p text:style-name="P100">Date: Mon, 13 Nov 2017 09:50:59 GMT</text:p>
      <text:p text:style-name="P100">Server: Apache/2.4.23 (Ubuntu)</text:p>
      <text:p text:style-name="P100">Content-Type: application/json; charset=utf-8</text:p>
      <text:p text:style-name="P100">Content-Length:<text:span text:style-name="T62"> </text:span><text:span text:style-name="T64">&lt;length_goes_here&gt;</text:span></text:p>
      <text:p text:style-name="P100"/>
      <text:p text:style-name="P100">{</text:p>
      <text:p text:style-name="P104"><text:s text:c="4"/><text:span text:style-name="T62">"status": </text:span><text:span text:style-name="T9">202</text:span><text:span text:style-name="T62">,</text:span></text:p>
      <text:p text:style-name="P96"><text:s text:c="4"/>"<text:span text:style-name="T66">protocol</text:span>": <text:span text:style-name="T1">{</text:span></text:p>
      <text:p text:style-name="P92"><text:s text:c="8"/>"<text:span text:style-name="T1">name</text:span>": "<text:span text:style-name="T1">nlprp</text:span>",</text:p>
      <text:p text:style-name="P92"><text:s text:c="8"/>"<text:span text:style-name="T1">version</text:span>": "<text:span text:style-name="T66">0.0.1</text:span>"</text:p>
      <text:p text:style-name="P92"><text:s text:c="4"/><text:span text:style-name="T1">},</text:span></text:p>
      <text:p text:style-name="P100"><text:s text:c="4"/><text:span text:style-name="T62">"</text:span>server<text:span text:style-name="T66">_info": </text:span>{</text:p>
      <text:p text:style-name="P100"><text:s text:c="8"/><text:span text:style-name="T62">"</text:span>name<text:span text:style-name="T62">": "</text:span>My NLPRP server software<text:span text:style-name="T62">",</text:span></text:p>
      <text:p text:style-name="P100"><text:s text:c="8"/><text:span text:style-name="T62">"</text:span>version<text:span text:style-name="T62">": "</text:span>0.0.1<text:span text:style-name="T62">"</text:span></text:p>
      <text:p text:style-name="P100"><text:s text:c="4"/>},</text:p>
      <text:p text:style-name="P92"><text:s text:c="4"/>"echo": {</text:p>
      <text:p text:style-name="P92"><text:s text:c="8"/>"my_request_reference": <text:span text:style-name="T68">7171</text:span>,</text:p>
      <text:p text:style-name="P92"><text:s text:c="8"/>"some_other_data": "<text:span text:style-name="T68">hello</text:span>",</text:p>
      <text:p text:style-name="P92"><text:s text:c="4"/>},</text:p>
      <text:p text:style-name="P100"><text:s text:c="4"/><text:span text:style-name="T9">"queue_id": "7586876b-49cb-447b-9db3-b640e02f4f9b"</text:span></text:p>
      <text:p text:style-name="P100">}</text:p>
      <text:h text:style-name="Heading_20_2" text:outline-level="2">show_queue</text:h>
      <text:p text:style-name="P28">The <text:span text:style-name="Code_5f_inline">show_queue</text:span> command allows the client to view its queue status. <text:span text:style-name="T76">It has no arguments.</text:span></text:p>
      <text:p text:style-name="P37">The reply contains this extra inform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6">Key</text:p>
          </table:table-cell>
          <table:table-cell table:style-name="Table8.A1" office:value-type="string">
            <text:p text:style-name="P69">JSON type</text:p>
          </table:table-cell>
          <table:table-cell table:style-name="Table8.A1" office:value-type="string">
            <text:p text:style-name="P69">Required?</text:p>
          </table:table-cell>
          <table:table-cell table:style-name="Table8.D1" office:value-type="string">
            <text:p text:style-name="P69">Description</text:p>
          </table:table-cell>
        </table:table-row>
        <table:table-row>
          <table:table-cell table:style-name="Table8.A2" office:value-type="string">
            <text:p text:style-name="P81"><text:span text:style-name="Code_5f_inline"><text:span text:style-name="T59">queue</text:span></text:span></text:p>
          </table:table-cell>
          <table:table-cell table:style-name="Table8.A2" office:value-type="string">
            <text:p text:style-name="P60">Array</text:p>
          </table:table-cell>
          <table:table-cell table:style-name="Table8.A2" office:value-type="string">
            <text:p text:style-name="P47">Mandatory</text:p>
          </table:table-cell>
          <table:table-cell table:style-name="Table8.D2" office:value-type="string">
            <text:p text:style-name="P88"><text:span text:style-name="T22">An array </text:span><text:span text:style-name="T27">of objects, one for each incomplete queue entry, each with the following keys/values:</text:span></text:p>
            <text:list xml:id="list8118247660028675140" text:style-name="L12">
              <text:list-item>
                <text:p text:style-name="P150"><text:soft-page-break/><text:span text:style-name="Code_5f_inline">queue_id</text:span>: queue ID, as returned from the process command</text:p>
              </text:list-item>
              <text:list-item>
                <text:p text:style-name="P151"><text:span text:style-name="Code_5f_inline">status</text:span>: a string; one of: <text:span text:style-name="Code_5f_inline">ready</text:span>, <text:span text:style-name="Code_5f_inline">busy</text:span><text:span text:style-name="T78">.</text:span></text:p>
              </text:list-item>
              <text:list-item>
                <text:p text:style-name="P150"><text:span text:style-name="Code_5f_inline">datetime_submitted</text:span>: date/time submitted, in ISO-8601 format<text:span text:style-name="T79">.</text:span></text:p>
              </text:list-item>
              <text:list-item>
                <text:p text:style-name="P150"><text:span text:style-name="Code_5f_inline"><text:span text:style-name="T49">datetime_</text:span></text:span><text:span text:style-name="Code_5f_inline"><text:span text:style-name="T50">completed</text:span></text:span><text:span text:style-name="T37">: date/time </text:span><text:span text:style-name="T38">completed</text:span><text:span text:style-name="T37">, in ISO-8601 format, </text:span><text:span text:style-name="T38">or </text:span><text:span text:style-name="Code_5f_inline"><text:span text:style-name="T50">null</text:span></text:span><text:span text:style-name="T38"> if it’s not yet complete.</text:span></text:p>
              </text:list-item>
            </text:list>
          </table:table-cell>
        </table:table-row>
      </table:table>
      <text:p text:style-name="P29"/>
      <text:p text:style-name="P36">Specimen request:</text:p>
      <text:p text:style-name="P97">POST /nlp HTTP/1.1</text:p>
      <text:p text:style-name="P97">Host: myserver.mydomain</text:p>
      <text:p text:style-name="P97">Content-Type: application/json; charset=utf-8</text:p>
      <text:p text:style-name="P97">Content-Length: <text:span text:style-name="T63">&lt;length_goes_here&gt;</text:span></text:p>
      <text:p text:style-name="P97"/>
      <text:p text:style-name="P97">{</text:p>
      <text:p text:style-name="P97"><text:s text:c="4"/>"<text:span text:style-name="T66">protocol</text:span>": <text:span text:style-name="T1">{</text:span></text:p>
      <text:p text:style-name="P97"><text:s text:c="8"/>"<text:span text:style-name="T1">name</text:span>": "<text:span text:style-name="T1">nlprp</text:span>",</text:p>
      <text:p text:style-name="P97"><text:s text:c="8"/>"<text:span text:style-name="T1">version</text:span>": "<text:span text:style-name="T66">0.0.1</text:span>"</text:p>
      <text:p text:style-name="P97"><text:s text:c="4"/><text:span text:style-name="T1">},</text:span></text:p>
      <text:p text:style-name="P97"><text:s text:c="4"/>"<text:span text:style-name="T1">authentication</text:span>": <text:span text:style-name="T1">{</text:span></text:p>
      <text:p text:style-name="P97"><text:s text:c="8"/>"username": "myuser",</text:p>
      <text:p text:style-name="P97"><text:s text:c="8"/>"password": "mypassword"</text:p>
      <text:p text:style-name="P97"><text:s text:c="4"/><text:span text:style-name="T1">},</text:span></text:p>
      <text:p text:style-name="P97"><text:s text:c="4"/>"command": <text:s/>"<text:span text:style-name="T80">show_queue</text:span>"</text:p>
      <text:p text:style-name="P97">}</text:p>
      <text:p text:style-name="P36">and <text:span text:style-name="T81">corresponding </text:span>response:</text:p>
      <text:p text:style-name="P105">HTTP/1.1 <text:span text:style-name="T19">200 OK</text:span></text:p>
      <text:p text:style-name="P105">Date: Mon, 13 Nov 2017 09:50:59 GMT</text:p>
      <text:p text:style-name="P105">Server: Apache/2.4.23 (Ubuntu)</text:p>
      <text:p text:style-name="P105">Content-Type: application/json; charset=utf-8</text:p>
      <text:p text:style-name="P105">Content-Length:<text:span text:style-name="T62"> </text:span><text:span text:style-name="T64">&lt;length_goes_here&gt;</text:span></text:p>
      <text:p text:style-name="P105"/>
      <text:p text:style-name="P105">{</text:p>
      <text:p text:style-name="P105"><text:s text:c="4"/><text:span text:style-name="T62">"status": </text:span><text:span text:style-name="T19">200</text:span><text:span text:style-name="T62">,</text:span></text:p>
      <text:p text:style-name="P98"><text:s text:c="4"/>"<text:span text:style-name="T66">protocol</text:span>": <text:span text:style-name="T1">{</text:span></text:p>
      <text:p text:style-name="P98"><text:s text:c="8"/>"<text:span text:style-name="T1">name</text:span>": "<text:span text:style-name="T1">nlprp</text:span>",</text:p>
      <text:p text:style-name="P98"><text:s text:c="8"/>"<text:span text:style-name="T1">version</text:span>": "<text:span text:style-name="T66">0.0.1</text:span>"</text:p>
      <text:p text:style-name="P98"><text:s text:c="4"/><text:span text:style-name="T1">},</text:span></text:p>
      <text:p text:style-name="P105"><text:s text:c="4"/><text:span text:style-name="T62">"</text:span>server<text:span text:style-name="T66">_info": </text:span>{</text:p>
      <text:p text:style-name="P105"><text:s text:c="8"/><text:span text:style-name="T62">"</text:span>name<text:span text:style-name="T62">": "</text:span>My NLPRP server software<text:span text:style-name="T62">",</text:span></text:p>
      <text:p text:style-name="P105"><text:s text:c="8"/><text:span text:style-name="T62">"</text:span>version<text:span text:style-name="T62">": "</text:span>0.0.1<text:span text:style-name="T62">"</text:span></text:p>
      <text:p text:style-name="P105"><text:s text:c="4"/>},</text:p>
      <text:p text:style-name="P105"><text:s text:c="4"/><text:span text:style-name="T13">"</text:span><text:span text:style-name="T19">queue</text:span><text:span text:style-name="T13">": </text:span><text:span text:style-name="T19">[</text:span></text:p>
      <text:p text:style-name="P115"><text:s text:c="8"/>{</text:p>
      <text:p text:style-name="P115"><text:s text:c="12"/>"queue_id": "7586876b-49cb-447b-9db3-b640e02f4f9b",</text:p>
      <text:p text:style-name="P115"><text:s text:c="12"/>"status": "ready",</text:p>
      <text:p text:style-name="P114"><text:s text:c="12"/><text:span text:style-name="T80">"datetime_submitted": "2017-11-13T09:49:38.578474Z",</text:span></text:p>
      <text:p text:style-name="P114"><text:s text:c="12"/><text:span text:style-name="T80">"datetime_completed": "2017-11-13T09:50:00.817611Z",</text:span></text:p>
      <text:p text:style-name="P115"><text:s text:c="8"/>}</text:p>
      <text:p text:style-name="P115"><text:s text:c="8"/>{</text:p>
      <text:p text:style-name="P115"><text:s text:c="12"/>"queue_id": "6502b94a-2332-4f51-b2a3-337dc5d36ca0",</text:p>
      <text:p text:style-name="P115"><text:s text:c="12"/>"status": "busy",</text:p>
      <text:p text:style-name="P114"><text:s text:c="12"/><text:span text:style-name="T80">"datetime_submitted": "2017-11-13T09:49:39.717170Z",</text:span></text:p>
      <text:p text:style-name="P114"><text:s text:c="12"/><text:span text:style-name="T80">"datetime_completed": null,</text:span></text:p>
      <text:p text:style-name="P115"><text:s text:c="8"/>}</text:p>
      <text:p text:style-name="P115"><text:s text:c="4"/>]</text:p>
      <text:p text:style-name="P105">}</text:p>
      <text:h text:style-name="Heading_20_2" text:outline-level="2">f<text:span text:style-name="T76">etch_from_queue</text:span></text:h>
      <text:p text:style-name="P31">Fetches a single entry from the queue, if it exists and is ready for collection. The top-level <text:span text:style-name="Code_5f_inline">args</text:span> should contain a key <text:span text:style-name="Code_5f_inline">queue_id</text:span> containing the queue ID.</text:p>
      <text:list xml:id="list2293992738751597273" text:style-name="L13">
        <text:list-item>
          <text:p text:style-name="P152">If the queue ID doesn’t correspond to a current queue entry, an error will be returned (HTTP 404 Not Found).</text:p>
        </text:list-item>
        <text:list-item>
          <text:p text:style-name="P152"><text:soft-page-break/>If the queue entry is still busy being processed, an information code will be returned (HTTP 102 Processing).</text:p>
        </text:list-item>
        <text:list-item>
          <text:p text:style-name="P152">If the queue entry is ready for collection, the reply will <text:span text:style-name="T76">be of the format for an “immediate” </text:span><text:span text:style-name="Code_5f_inline"><text:span text:style-name="T76">process</text:span></text:span><text:span text:style-name="T76"> request. </text:span>The queue entry will be deleted upon collection.</text:p>
        </text:list-item>
      </text:list>
      <text:p text:style-name="P31">In this context, note in particular that the <text:span text:style-name="T3">echo</text:span><text:span text:style-name="T42"> parameter is used for the </text:span><text:span text:style-name="T3">same request</text:span><text:span text:style-name="T42"> (so if you run a queued </text:span><text:span text:style-name="Code_5f_inline"><text:span text:style-name="T42">process</text:span></text:span><text:span text:style-name="T42"> command echoing ‘echo1’, then a </text:span><text:span text:style-name="Code_5f_inline"><text:span text:style-name="T42">fetch_from_queue</text:span></text:span><text:span text:style-name="T42"> command echoing ‘echo2’, you will get ‘echo2’ back with the </text:span><text:span text:style-name="Code_5f_inline"><text:span text:style-name="T42">fetch_from_queue</text:span></text:span><text:span text:style-name="T42"> command), but the per-text </text:span><text:span text:style-name="T3">metadata</text:span><text:span text:style-name="T42"> is preserved from initial queueing to final retrieval (so that’s the place to put information you require to file your results!).</text:span></text:p>
      <text:h text:style-name="Heading_20_2" text:outline-level="2">delete_from_queue</text:h>
      <text:p text:style-name="P37">For this command, the top-level <text:span text:style-name="Code_5f_inline">args</text:span> should be an object with the following key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7">Key</text:p>
          </table:table-cell>
          <table:table-cell table:style-name="Table9.A1" office:value-type="string">
            <text:p text:style-name="P70">JSON type</text:p>
          </table:table-cell>
          <table:table-cell table:style-name="Table9.A1" office:value-type="string">
            <text:p text:style-name="P70">Required?</text:p>
          </table:table-cell>
          <table:table-cell table:style-name="Table9.D1" office:value-type="string">
            <text:p text:style-name="P70">Description</text:p>
          </table:table-cell>
        </table:table-row>
        <table:table-row>
          <table:table-cell table:style-name="Table9.A2" office:value-type="string">
            <text:p text:style-name="P77"><text:span text:style-name="Code_5f_inline"><text:span text:style-name="T82">queue_ids</text:span></text:span></text:p>
          </table:table-cell>
          <table:table-cell table:style-name="Table9.A2" office:value-type="string">
            <text:p text:style-name="P49">Array</text:p>
          </table:table-cell>
          <table:table-cell table:style-name="Table9.A2" office:value-type="string">
            <text:p text:style-name="P61">Optional</text:p>
          </table:table-cell>
          <table:table-cell table:style-name="Table9.D2" office:value-type="string">
            <text:p text:style-name="P89"><text:span text:style-name="T33">A</text:span><text:span text:style-name="T31">n array of strings, each representing a queue ID </text:span><text:span text:style-name="T35">to be deleted.</text:span></text:p>
          </table:table-cell>
        </table:table-row>
        <table:table-row>
          <table:table-cell table:style-name="Table9.A2" office:value-type="string">
            <text:p text:style-name="P74"><text:span text:style-name="Code_5f_inline"><text:span text:style-name="T82">delete_all</text:span></text:span></text:p>
          </table:table-cell>
          <table:table-cell table:style-name="Table9.A2" office:value-type="string">
            <text:p text:style-name="P49">Boolean value <text:span text:style-name="T67">(</text:span><text:span text:style-name="Code_5f_inline"><text:span text:style-name="T67">true</text:span></text:span><text:span text:style-name="T67"> or </text:span><text:span text:style-name="Code_5f_inline"><text:span text:style-name="T67">false</text:span></text:span><text:span text:style-name="T67">)</text:span></text:p>
          </table:table-cell>
          <table:table-cell table:style-name="Table9.A2" office:value-type="string">
            <text:p text:style-name="P49">Optional <text:span text:style-name="T67">(default </text:span><text:span text:style-name="Code_5f_inline"><text:span text:style-name="T67">false</text:span></text:span><text:span text:style-name="T67">)</text:span></text:p>
          </table:table-cell>
          <table:table-cell table:style-name="Table9.D2" office:value-type="string">
            <text:p text:style-name="P86">If <text:span text:style-name="Code_5f_inline"><text:span text:style-name="T20">true</text:span></text:span>, <text:span text:style-name="T82">all queue entries (for this client!) are deleted</text:span>.</text:p>
          </table:table-cell>
        </table:table-row>
      </table:table>
      <text:p text:style-name="P38"/>
      <text:h text:style-name="P139" text:outline-level="1">Specimen Python 3.5+ client program</text:h>
      <text:p text:style-name="P34">Very briefly, <text:span text:style-name="T78">run</text:span> <text:span text:style-name="Code_5f_inline">pip install requests</text:span>, <text:span text:style-name="T78">and then </text:span>you can do:</text:p>
      <text:p text:style-name="P110">#!/usr/bin/env python</text:p>
      <text:p text:style-name="P110"/>
      <text:p text:style-name="P110">import json</text:p>
      <text:p text:style-name="P110">import logging</text:p>
      <text:p text:style-name="P110">import requests</text:p>
      <text:p text:style-name="P110">from typing import Dict, Any</text:p>
      <text:p text:style-name="P110"/>
      <text:p text:style-name="P110">log = logging.getLogger(__name__)</text:p>
      <text:p text:style-name="P110"/>
      <text:p text:style-name="P111">def get_response(url: str, <text:span text:style-name="T78">command: str, username: str = </text:span>""<text:span text:style-name="T78">, password: str = </text:span>""<text:span text:style-name="T78">,</text:span></text:p>
      <text:p text:style-name="P110"><text:s text:c="17"/>command_args: Any = None) -&gt; Dict[str, Any]:</text:p>
      <text:p text:style-name="P110"><text:s text:c="4"/>"""</text:p>
      <text:p text:style-name="P110"><text:s text:c="4"/>Illustrate sending to/receiving from an NLPRP server.</text:p>
      <text:p text:style-name="P110"><text:s text:c="4"/>"""</text:p>
      <text:p text:style-name="P110"><text:s text:c="4"/># -------------------------------------------------------------------------</text:p>
      <text:p text:style-name="P110"><text:s text:c="4"/># Build request and send it</text:p>
      <text:p text:style-name="P110"><text:s text:c="4"/># -------------------------------------------------------------------------</text:p>
      <text:p text:style-name="P110"><text:s text:c="4"/>request_dict = {</text:p>
      <text:p text:style-name="P110"><text:s text:c="8"/>"protocol": {</text:p>
      <text:p text:style-name="P110"><text:s text:c="12"/>"name": "nlprp",</text:p>
      <text:p text:style-name="P110"><text:s text:c="12"/>"version": "0.0.1"</text:p>
      <text:p text:style-name="P110"><text:s text:c="8"/>},</text:p>
      <text:p text:style-name="P110"><text:s text:c="8"/>"authentication": {</text:p>
      <text:p text:style-name="P110"><text:s text:c="12"/>"username": username, </text:p>
      <text:p text:style-name="P110"><text:s text:c="12"/>"password": password</text:p>
      <text:p text:style-name="P110"><text:s text:c="8"/>},</text:p>
      <text:p text:style-name="P110"><text:s text:c="8"/>"command": command,</text:p>
      <text:p text:style-name="P110"><text:s text:c="8"/>"args": json.dumps(command_args),</text:p>
      <text:p text:style-name="P110"><text:s text:c="4"/>}</text:p>
      <text:p text:style-name="P110"><text:s text:c="4"/>request_json = json.dumps(request_dict)</text:p>
      <text:p text:style-name="P111"><text:s text:c="4"/>log.<text:span text:style-name="T78">debug</text:span>("Sending to {!r}:\n{}".format(url, request_json))</text:p>
      <text:p text:style-name="P110"><text:s text:c="4"/>r = requests.post(url, json=request_json)</text:p>
      <text:p text:style-name="P110"><text:s text:c="4"/># -------------------------------------------------------------------------</text:p>
      <text:p text:style-name="P110"><text:s text:c="4"/># Process response</text:p>
      <text:p text:style-name="P110"><text:s text:c="4"/># -------------------------------------------------------------------------</text:p>
      <text:p text:style-name="P111"><text:s text:c="4"/>log.<text:span text:style-name="T78">debug</text:span>("Reply had status code {} and was:\n{}".format(</text:p>
      <text:p text:style-name="P111"><text:s text:c="8"/>r.status_code, <text:span text:style-name="T78">r.text</text:span>))</text:p>
      <text:p text:style-name="P111"><text:s text:c="4"/><text:span text:style-name="T78">try:</text:span></text:p>
      <text:p text:style-name="P111"><text:s text:c="8"/>response_<text:span text:style-name="T78">dict</text:span> = r.json()</text:p>
      <text:p text:style-name="P111"><text:s text:c="4"/><text:span text:style-name="T78">except json.decoder.JSONDecodeError:</text:span></text:p>
      <text:p text:style-name="P111"><text:soft-page-break/><text:s text:c="8"/><text:span text:style-name="T78">log.warning(</text:span>"<text:span text:style-name="T78">Reply was not JSON</text:span>"<text:span text:style-name="T78">)</text:span></text:p>
      <text:p text:style-name="P111"><text:s text:c="8"/><text:span text:style-name="T78">raise</text:span></text:p>
      <text:p text:style-name="P111"><text:s text:c="4"/><text:span text:style-name="T78">log.debug(</text:span>"<text:span text:style-name="T78">Response JSON decoded to: {!r}</text:span>"<text:span text:style-name="T78">.format(</text:span>response<text:span text:style-name="T78">_dict))</text:span></text:p>
      <text:p text:style-name="P111"><text:s text:c="4"/><text:span text:style-name="T78">return </text:span>response<text:span text:style-name="T78">_dict</text:span></text:p>
      <text:p text:style-name="P111"/>
      <text:p text:style-name="P111"/>
      <text:p text:style-name="P112">if __name__ == <text:span text:style-name="T77">"</text:span>__main__<text:span text:style-name="T77">":</text:span></text:p>
      <text:p text:style-name="P112"><text:s text:c="4"/>logging.basicConfig(level=logging.DEBUG)</text:p>
      <text:p text:style-name="P112"><text:s text:c="4"/>get_response(<text:span text:style-name="T81">url=</text:span>SOME_URL, <text:span text:style-name="T81">username=SOME_USER, password=SOME_PW,</text:span></text:p>
      <text:p text:style-name="P113"><text:s text:c="17"/><text:span text:style-name="T81">command="list_processors")</text:span></text:p>
      <text:h text:style-name="P140" text:outline-level="1"><text:span text:style-name="T80">More on e</text:span>rror responses</text:h>
      <text:p text:style-name="P33">The main design question here is whether HTTP status codes should be used for errors, or not. There are pros and cons here.<text:note text:id="ftn8" text:note-class="footnote"><text:note-citation>8</text:note-citation><text:note-body><text:p text:style-name="P123">https://stackoverflow.com/questions/942951/rest-api-error-return-good-practices ; <text:span text:style-name="T78">https://cloud.google.com/storage/docs/json_api/v1/status-codes ; https://blogs.mulesoft.com/dev/api-dev/api-best-practices-response-handling/ ; https://developer.twitter.com/en/docs/basics/response-codes ; http://www.iana.org/assignments/http-status-codes/http-status-codes.xhtml ; https://blog.runscope.com/posts/6-common-api-errors</text:span></text:p></text:note-body></text:note> <text:span text:style-name="T78">We shall follow best practice and encode the status both in HTTP and in the JSON.</text:span></text:p>
      <text:p text:style-name="P35">Specific HTTP status codes not detailed above include:</text:p>
      <table:table table:name="Table5" table:style-name="Table5">
        <table:table-column table:style-name="Table5.A"/>
        <table:table-column table:style-name="Table5.B"/>
        <table:table-column table:style-name="Table5.C"/>
        <table:table-row>
          <table:table-cell table:style-name="Table5.A1" office:value-type="string">
            <text:p text:style-name="P71">Command</text:p>
          </table:table-cell>
          <table:table-cell table:style-name="Table5.A1" office:value-type="string">
            <text:p text:style-name="P71">Situation</text:p>
          </table:table-cell>
          <table:table-cell table:style-name="Table5.C1" office:value-type="string">
            <text:p text:style-name="P71">HTTP status code</text:p>
          </table:table-cell>
        </table:table-row>
        <table:table-row>
          <table:table-cell table:style-name="Table5.A2" office:value-type="string">
            <text:p text:style-name="P58">Any</text:p>
          </table:table-cell>
          <table:table-cell table:style-name="Table5.A2" office:value-type="string">
            <text:p text:style-name="P58">Success</text:p>
          </table:table-cell>
          <table:table-cell table:style-name="Table5.C2" office:value-type="string">
            <text:p text:style-name="P58">200 OK</text:p>
          </table:table-cell>
        </table:table-row>
        <table:table-row>
          <table:table-cell table:style-name="Table5.A2" office:value-type="string">
            <text:p text:style-name="P57">Any</text:p>
          </table:table-cell>
          <table:table-cell table:style-name="Table5.A2" office:value-type="string">
            <text:p text:style-name="P57">Authorization failed</text:p>
          </table:table-cell>
          <table:table-cell table:style-name="Table5.C2" office:value-type="string">
            <text:p text:style-name="P57">401 Unauthorized</text:p>
          </table:table-cell>
        </table:table-row>
        <table:table-row>
          <table:table-cell table:style-name="Table5.A2" office:value-type="string">
            <text:p text:style-name="P58"><text:span text:style-name="Code_5f_inline">process</text:span></text:p>
          </table:table-cell>
          <table:table-cell table:style-name="Table5.A2" office:value-type="string">
            <text:p text:style-name="P58">Results returned</text:p>
          </table:table-cell>
          <table:table-cell table:style-name="Table5.C2" office:value-type="string">
            <text:p text:style-name="P58">200 OK</text:p>
          </table:table-cell>
        </table:table-row>
        <table:table-row>
          <table:table-cell table:style-name="Table5.A2" office:value-type="string">
            <text:p text:style-name="P58"><text:span text:style-name="Code_5f_inline">process</text:span></text:p>
          </table:table-cell>
          <table:table-cell table:style-name="Table5.A2" office:value-type="string">
            <text:p text:style-name="P58">Request queued</text:p>
          </table:table-cell>
          <table:table-cell table:style-name="Table5.C2" office:value-type="string">
            <text:p text:style-name="P58">202 Accepted</text:p>
          </table:table-cell>
        </table:table-row>
        <table:table-row>
          <table:table-cell table:style-name="Table5.A2" office:value-type="string">
            <text:p text:style-name="P59"><text:span text:style-name="Code_5f_inline">process</text:span></text:p>
          </table:table-cell>
          <table:table-cell table:style-name="Table5.A2" office:value-type="string">
            <text:p text:style-name="P62">Server is too busy right now</text:p>
          </table:table-cell>
          <table:table-cell table:style-name="Table5.C2" office:value-type="string">
            <text:p text:style-name="P62">503 Service Unavailable</text:p>
          </table:table-cell>
        </table:table-row>
        <table:table-row>
          <table:table-cell table:style-name="Table5.A2" office:value-type="string">
            <text:p text:style-name="P57"><text:span text:style-name="Code_5f_inline">fetch_from_queue</text:span></text:p>
          </table:table-cell>
          <table:table-cell table:style-name="Table5.A2" office:value-type="string">
            <text:p text:style-name="P57">No such queue entry</text:p>
          </table:table-cell>
          <table:table-cell table:style-name="Table5.C2" office:value-type="string">
            <text:p text:style-name="P57">404 Not <text:span text:style-name="T83">F</text:span>ound</text:p>
          </table:table-cell>
        </table:table-row>
        <table:table-row>
          <table:table-cell table:style-name="Table5.A2" office:value-type="string">
            <text:p text:style-name="P57"><text:span text:style-name="Code_5f_inline">fetch_from_queue</text:span></text:p>
          </table:table-cell>
          <table:table-cell table:style-name="Table5.A2" office:value-type="string">
            <text:p text:style-name="P57">Entry still in queue and being processed</text:p>
          </table:table-cell>
          <table:table-cell table:style-name="Table5.C2" office:value-type="string">
            <text:p text:style-name="P57">102 Processing<text:note text:id="ftn9" text:note-class="footnote"><text:note-citation>9</text:note-citation><text:note-body><text:p text:style-name="P125">https://stackoverflow.com/questions/9794696/how-do-i-choose-a-http-status-code-in-rest-api-for-not-ready-yet-try-again-lat ; https://tools.ietf.org/html/rfc2518#section-10.1</text:p></text:note-body></text:note></text:p>
          </table:table-cell>
        </table:table-row>
      </table:table>
      <text:p text:style-name="P6"/>
      <text:h text:style-name="P141" text:outline-level="1">Python internal NLP interface</text:h>
      <text:p text:style-name="P27">The NLPRP server should manage per-request metadata (<text:span text:style-name="Code_5f_inline">echorequest</text:span>/<text:span text:style-name="Code_5f_inline">echo</text:span>) and per-text metadata (from the <text:span text:style-name="Code_5f_inline">process</text:span> command) internally. We define a <text:span text:style-name="T75">very generic </text:span>Python <text:span text:style-name="T83">interface </text:span>for the NLPRP server to request NLP results from a specific Python <text:span text:style-name="T72">NLP processor:</text:span></text:p>
      <text:p text:style-name="P106"/>
      <text:p text:style-name="P107">def nlp_process(text: str, </text:p>
      <text:p text:style-name="P107"><text:s text:c="16"/>processor_args: Any = None) -&gt; List[Dict[str, Any]]:</text:p>
      <text:p text:style-name="P107"><text:s text:c="4"/><text:span text:style-name="T62">"""</text:span></text:p>
      <text:p text:style-name="P107"><text:s text:c="4"/><text:span text:style-name="T72">Standardized interface via the NLP Request Protocol (NLPRP).</text:span></text:p>
      <text:p text:style-name="P107"><text:s text:c="4"/><text:span text:style-name="T72">Processes text using some form of natural language processing (NLP).</text:span></text:p>
      <text:p text:style-name="P107"/>
      <text:p text:style-name="P107"><text:s text:c="4"/><text:span text:style-name="T72">Args:</text:span></text:p>
      <text:p text:style-name="P107"><text:s text:c="8"/><text:span text:style-name="T72">text: the text to process</text:span></text:p>
      <text:p text:style-name="P109"><text:s text:c="8"/>processor_args: <text:span text:style-name="T72">additional arguments supplied by the user [via a </text:span></text:p>
      <text:p text:style-name="P117"><text:s text:c="12"/>json.loads() call upon the processor argument value].</text:p>
      <text:p text:style-name="P109"/>
      <text:p text:style-name="P109"><text:s text:c="4"/><text:span text:style-name="T72">Returns:</text:span></text:p>
      <text:p text:style-name="P109"><text:s text:c="8"/><text:span text:style-name="T72">a list of dictionaries with string keys, suitable for conversion to</text:span></text:p>
      <text:p text:style-name="P109"><text:s text:c="8"/><text:span text:style-name="T72">JSON using a process such as:</text:span></text:p>
      <text:p text:style-name="P109"/>
      <text:p text:style-name="P109"><text:s text:c="12"/><text:span text:style-name="T72">import json</text:span></text:p>
      <text:p text:style-name="P109"><text:s text:c="12"/><text:span text:style-name="T72">from my_nlp_module import nlp_process</text:span></text:p>
      <text:p text:style-name="P109"><text:s text:c="12"/><text:span text:style-name="T72">result_dict = nlp_process("some text")</text:span></text:p>
      <text:p text:style-name="P109"><text:s text:c="12"/><text:span text:style-name="T72">result_json = json.dumps(result_dict)</text:span></text:p>
      <text:p text:style-name="P109"/>
      <text:p text:style-name="P109"><text:s text:c="4"/><text:span text:style-name="T62">"""</text:span></text:p>
      <text:p text:style-name="P108"><text:s text:c="4"/><text:span text:style-name="T72">raise NotImplementedError()</text:span></text:p>
      <text:p text:style-name="P5"><text:soft-page-break/></text:p>
      <text:p text:style-name="P7"><text:span text:style-name="T20">The combination of this standard interface plus the Python Package Index (PyPI) should allow easy installation of Python NLP managers (by Python package name and version). The NLPRP server should be able to import a </text:span><text:span text:style-name="Code_5f_inline"><text:span text:style-name="T20">nlp_process</text:span></text:span><text:span text:style-name="T20"> or equivalent function from the top-level package.</text:span></text:p>
      <text:p text:style-name="P11"><text:span text:style-name="T74">Any package/module/function n</text:span>aming convention not worked out <text:span text:style-name="T74">fully; ?required or not</text:span>.</text:p>
      <text:p text:style-name="P12">What’s the standard for GATE app version control / libraries?</text:p>
      <text:h text:style-name="P142" text:outline-level="1">Existing code of relevance</text:h>
      <text:p text:style-name="P42">The CRATE toolchain<text:note text:id="ftn10" text:note-class="footnote"><text:note-citation>10</text:note-citation><text:note-body><text:p text:style-name="P127">https://github.com/RudolfCardinal/crate; “pip install crate-anon”; <text:span text:style-name="T85">documentation at https://egret.psychol.cam.ac.uk/crate</text:span></text:p></text:note-body></text:note> has Python handlers for firing up external NLP processors including GATE and other Java-based tools, and piping text to them; similarly for its internal Python code. From the Cambridge perspective we are likely to extend and use CRATE to send data to the NLP API/service and manage results, but it is also potentially extensible to serve as the NLP API server.</text:p>
      <text:h text:style-name="Heading_20_1" text:outline-level="1">Abbreviations</text:h>
      <table:table table:name="Table1" table:style-name="Table1">
        <table:table-column table:style-name="Table1.A"/>
        <table:table-column table:style-name="Table1.B"/>
        <table:table-row>
          <table:table-cell table:style-name="Table1.A1" office:value-type="string">
            <text:p text:style-name="P43">EMR</text:p>
          </table:table-cell>
          <table:table-cell table:style-name="Table1.B1" office:value-type="string">
            <text:p text:style-name="P43">electronic medical records</text:p>
          </table:table-cell>
        </table:table-row>
        <table:table-row>
          <table:table-cell table:style-name="Table1.A2" office:value-type="string">
            <text:p text:style-name="P43">HTTP</text:p>
          </table:table-cell>
          <table:table-cell table:style-name="Table1.B2" office:value-type="string">
            <text:p text:style-name="P43">hypertext transport protocol</text:p>
          </table:table-cell>
        </table:table-row>
        <table:table-row>
          <table:table-cell table:style-name="Table1.A2" office:value-type="string">
            <text:p text:style-name="P43">HTTPS</text:p>
          </table:table-cell>
          <table:table-cell table:style-name="Table1.B2" office:value-type="string">
            <text:p text:style-name="P43">secure HTTP</text:p>
          </table:table-cell>
        </table:table-row>
        <table:table-row>
          <table:table-cell table:style-name="Table1.A2" office:value-type="string">
            <text:p text:style-name="P43">IP</text:p>
          </table:table-cell>
          <table:table-cell table:style-name="Table1.B2" office:value-type="string">
            <text:p text:style-name="P43">Internet protocol</text:p>
          </table:table-cell>
        </table:table-row>
        <table:table-row>
          <table:table-cell table:style-name="Table1.A2" office:value-type="string">
            <text:p text:style-name="P52">ISO</text:p>
          </table:table-cell>
          <table:table-cell table:style-name="Table1.B2" office:value-type="string">
            <text:p text:style-name="P52">International Organization for Standardization</text:p>
          </table:table-cell>
        </table:table-row>
        <table:table-row>
          <table:table-cell table:style-name="Table1.A2" office:value-type="string">
            <text:p text:style-name="P43">JSON</text:p>
          </table:table-cell>
          <table:table-cell table:style-name="Table1.B2" office:value-type="string">
            <text:p text:style-name="P43">JavaScript Object Notation</text:p>
          </table:table-cell>
        </table:table-row>
        <table:table-row>
          <table:table-cell table:style-name="Table1.A2" office:value-type="string">
            <text:p text:style-name="P43">KVP</text:p>
          </table:table-cell>
          <table:table-cell table:style-name="Table1.B2" office:value-type="string">
            <text:p text:style-name="P43">key<text:span text:style-name="T11">–value pair</text:span></text:p>
          </table:table-cell>
        </table:table-row>
        <table:table-row>
          <table:table-cell table:style-name="Table1.A2" office:value-type="string">
            <text:p text:style-name="P43">NHS</text:p>
          </table:table-cell>
          <table:table-cell table:style-name="Table1.B2" office:value-type="string">
            <text:p text:style-name="P43">UK National Health Service</text:p>
          </table:table-cell>
        </table:table-row>
        <table:table-row>
          <table:table-cell table:style-name="Table1.A2" office:value-type="string">
            <text:p text:style-name="P43">NLP</text:p>
          </table:table-cell>
          <table:table-cell table:style-name="Table1.B2" office:value-type="string">
            <text:p text:style-name="P43">natural language processing</text:p>
          </table:table-cell>
        </table:table-row>
        <table:table-row>
          <table:table-cell table:style-name="Table1.A2" office:value-type="string">
            <text:p text:style-name="P43">NLPRP</text:p>
          </table:table-cell>
          <table:table-cell table:style-name="Table1.B2" office:value-type="string">
            <text:p text:style-name="P43">NLP Request Protocol</text:p>
          </table:table-cell>
        </table:table-row>
        <table:table-row>
          <table:table-cell table:style-name="Table1.A2" office:value-type="string">
            <text:p text:style-name="P51">PyPI</text:p>
          </table:table-cell>
          <table:table-cell table:style-name="Table1.B2" office:value-type="string">
            <text:p text:style-name="P51">The Python Package Index; https://pypi.python.org/</text:p>
          </table:table-cell>
        </table:table-row>
        <table:table-row>
          <table:table-cell table:style-name="Table1.A2" office:value-type="string">
            <text:p text:style-name="P54">REST</text:p>
          </table:table-cell>
          <table:table-cell table:style-name="Table1.B2" office:value-type="string">
            <text:p text:style-name="P54">Representational state transfer</text:p>
          </table:table-cell>
        </table:table-row>
        <table:table-row>
          <table:table-cell table:style-name="Table1.A2" office:value-type="string">
            <text:p text:style-name="P43">TCP</text:p>
          </table:table-cell>
          <table:table-cell table:style-name="Table1.B2" office:value-type="string">
            <text:p text:style-name="P43">transmission control protocol</text:p>
          </table:table-cell>
        </table:table-row>
        <table:table-row>
          <table:table-cell table:style-name="Table1.A2" office:value-type="string">
            <text:p text:style-name="P53">UK</text:p>
          </table:table-cell>
          <table:table-cell table:style-name="Table1.B2" office:value-type="string">
            <text:p text:style-name="P53">United Kingdom</text:p>
          </table:table-cell>
        </table:table-row>
        <table:table-row>
          <table:table-cell table:style-name="Table1.A2" office:value-type="string">
            <text:p text:style-name="P43">URL</text:p>
          </table:table-cell>
          <table:table-cell table:style-name="Table1.B2" office:value-type="string">
            <text:p text:style-name="P43">uniform resource locator</text:p>
          </table:table-cell>
        </table:table-row>
        <table:table-row>
          <table:table-cell table:style-name="Table1.A2" office:value-type="string">
            <text:p text:style-name="P53">UTC</text:p>
          </table:table-cell>
          <table:table-cell table:style-name="Table1.B2" office:value-type="string">
            <text:p text:style-name="P53">Universal Coordinated Time</text:p>
          </table:table-cell>
        </table:table-row>
        <table:table-row>
          <table:table-cell table:style-name="Table1.A2" office:value-type="string">
            <text:p text:style-name="P43">UTF-8</text:p>
          </table:table-cell>
          <table:table-cell table:style-name="Table1.B2" office:value-type="string">
            <text:p text:style-name="P43">Unicode Transformation Format, 8-bit</text:p>
          </table:table-cell>
        </table:table-row>
        <table:table-row>
          <table:table-cell table:style-name="Table1.A2" office:value-type="string">
            <text:p text:style-name="P43">XML</text:p>
          </table:table-cell>
          <table:table-cell table:style-name="Table1.B2" office:value-type="string">
            <text:p text:style-name="P43">Extensible Markup Language</text:p>
          </table:table-cell>
        </table:table-row>
      </table:table>
      <text:p text:style-name="P3"/>
      <text:h text:style-name="Heading_20_1" text:outline-level="1">History</text:h>
      <text:p text:style-name="Heading_20_4">v0.0.1</text:p>
      <text:list xml:id="list8006134390325416535" text:style-name="L14">
        <text:list-item>
          <text:p text:style-name="P153">Started 13 Nov 2017; Rudolf Cardinal.</text:p>
        </text:list-item>
      </text:list>
      <text:p text:style-name="Heading_20_4">v0.0.2</text:p>
      <text:list xml:id="list154436320865238" text:continue-numbering="true" text:style-name="L14">
        <text:list-item>
          <text:p text:style-name="P154">Minor changes 18 July 2018 following discussion with SLAM/KCL team.</text:p>
        </text:list-item>
        <text:list-item>
          <text:p text:style-name="P153">CURRENT WORKING VERSION.</text:p>
        </text:list-item>
      </text:list>
      <text:h text:style-name="Heading_20_1" text:outline-level="1"><text:soft-page-break/>To do</text:h>
      <text:list xml:id="list5922611057071694" text:style-name="L15">
        <text:list-item>
          <text:p text:style-name="P155">remove echo; pointless (it’s metadata that we want)</text:p>
        </text:list-item>
        <text:list-item>
          <text:p text:style-name="P156">(not part of API) potentially containerization (Docker etc.) on the server side</text:p>
        </text:list-item>
        <text:list-item>
          <text:p text:style-name="P156">(not part of API) CPU time logs/billing/security on the server side</text:p>
        </text:list-item>
        <text:list-item>
          <text:p text:style-name="P155">add ‘limits’ part to server info (e.g. max_texts_per_request, max_processors_per_request, max_texts_times_processors_per_request) and a failing code for “too much work requested”</text:p>
        </text:list-item>
        <text:list-item>
          <text:p text:style-name="P155">… rename list_processors to server_info, and add limits there?</text:p>
        </text:list-item>
        <text:list-item>
          <text:p text:style-name="P155">build in cardinal_pythonlib.nvprp</text:p>
        </text:list-item>
        <text:list-item>
          <text:p text:style-name="P155">should all NVP processors offer up a database schema (or something similar)?</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d51283" officeooo:paragraph-rsid="04d51283"/>
    </style:style>
    <style:style style:name="MP2" style:family="paragraph" style:parent-style-name="Header">
      <style:paragraph-properties fo:text-align="end" style:justify-single-word="false"/>
    </style:style>
    <style:style style:name="MT1" style:family="text">
      <style:text-properties officeooo:rsid="04d7da5e"/>
    </style:style>
    <style:style style:name="MT2"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Natural Language Processing Request Protocol (NLPRP): <text:span text:style-name="MT1">DRAFT</text:span></text:p>
            </table:table-cell>
            <table:table-cell table:style-name="Table32.A1" office:value-type="string">
              <text:p text:style-name="MP2"><text:page-number text:select-page="current">9</text:page-number> <text:span text:style-name="MT2">of </text:span><text:span text:style-name="MT2"><text:page-count>1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7-12T15:44:34.458958160</dc:date>
    <meta:editing-duration>P16DT13H2M40S</meta:editing-duration>
    <meta:editing-cycles>972</meta:editing-cycles>
    <dc:creator>Rudolf Cardinal</dc:creator>
    <meta:printed-by>Rudolf Cardinal</meta:printed-by>
    <meta:print-date>2017-11-13T14:10:19.923729783</meta:print-date>
    <meta:document-statistic meta:table-count="10" meta:image-count="0" meta:object-count="0" meta:page-count="13" meta:paragraph-count="655" meta:word-count="3350" meta:character-count="27127" meta:non-whitespace-character-count="2093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